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9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4.516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3.2cm"/>
    </style:style>
    <style:style style:name="ro1" style:family="table-row">
      <style:table-row-properties style:row-height="1.13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0"/>
    <style:style style:name="ce4" style:family="table-cell" style:parent-style-name="Default" style:data-style-name="N107"/>
    <style:style style:name="ce6" style:family="table-cell" style:parent-style-name="Default" style:data-style-name="N112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B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</text:p>
          </table:table-cell>
          <table:table-cell table:style-name="ce3" table:formula="of:=SUM([.B2:.B51])" office:value-type="float" office:value="3.14159265358979" calcext:value-type="float">
            <text:p>3.14159265358979</text:p>
          </table:table-cell>
          <table:table-cell/>
          <table:table-cell table:style-name="ce6" table:formula="of:=SUM([.B2:.B12])" office:value-type="float" office:value="3.14159265358979" calcext:value-type="float">
            <text:p>3.141592653589790</text:p>
          </table:table-cell>
          <table:table-cell/>
          <table:table-cell table:style-name="ce7" office:value-type="string" calcext:value-type="string" table:number-columns-spanned="4" table:number-rows-spanned="1">
            <text:p>Formule dite de BBP, Bailey-<text:a xlink:href="http://www.pi314.net/fr/borwein.php" xlink:type="simple">Borwein</text:a>-Plouffe</text:p>
          </table:table-cell>
          <table:covered-table-cell table:number-columns-repeated="3"/>
        </table:table-row>
        <table:table-row table:style-name="ro2">
          <table:table-cell/>
          <table:table-cell table:style-name="ce4" table:formula="of:=[.D2]*([.E2]-[.F2]-[.G2]-[.H2])" office:value-type="float" office:value="3.13333333333333" calcext:value-type="float">
            <text:p>3.13333333333333000000</text:p>
          </table:table-cell>
          <table:table-cell office:value-type="float" office:value="0" calcext:value-type="float">
            <text:p>0</text:p>
          </table:table-cell>
          <table:table-cell table:formula="of:=1/POWER(16;[.C2])" office:value-type="float" office:value="1" calcext:value-type="float">
            <text:p>1</text:p>
          </table:table-cell>
          <table:table-cell table:formula="of:=4/((8*[.$C2])+1)" office:value-type="float" office:value="4" calcext:value-type="float">
            <text:p>4</text:p>
          </table:table-cell>
          <table:table-cell table:formula="of:=2/((8*[.$C2])+4)" office:value-type="float" office:value="0.5" calcext:value-type="float">
            <text:p>0.5</text:p>
          </table:table-cell>
          <table:table-cell table:formula="of:=1/((8*[.$C2])+5)" office:value-type="float" office:value="0.2" calcext:value-type="float">
            <text:p>0.2</text:p>
          </table:table-cell>
          <table:table-cell table:formula="of:=1/((8*[.$C2])+6)" office:value-type="float" office:value="0.166666666666667" calcext:value-type="float">
            <text:p>0.166666666666667</text:p>
          </table:table-cell>
          <table:table-cell/>
        </table:table-row>
        <table:table-row table:style-name="ro2">
          <table:table-cell/>
          <table:table-cell table:formula="of:=[.D3]*([.E3]-[.F3]-[.G3]-[.H3])" office:value-type="float" office:value="0.00808913308913309" calcext:value-type="float">
            <text:p>0.00808913308913309</text:p>
          </table:table-cell>
          <table:table-cell office:value-type="float" office:value="1" calcext:value-type="float">
            <text:p>1</text:p>
          </table:table-cell>
          <table:table-cell table:formula="of:=1/POWER(16;[.C3])" office:value-type="float" office:value="0.0625" calcext:value-type="float">
            <text:p>0.0625</text:p>
          </table:table-cell>
          <table:table-cell table:formula="of:=4/((8*[.$C3])+1)" office:value-type="float" office:value="0.444444444444444" calcext:value-type="float">
            <text:p>0.444444444444444</text:p>
          </table:table-cell>
          <table:table-cell table:formula="of:=2/((8*[.$C3])+4)" office:value-type="float" office:value="0.166666666666667" calcext:value-type="float">
            <text:p>0.166666666666667</text:p>
          </table:table-cell>
          <table:table-cell table:formula="of:=1/((8*[.$C3])+5)" office:value-type="float" office:value="0.0769230769230769" calcext:value-type="float">
            <text:p>0.0769230769230769</text:p>
          </table:table-cell>
          <table:table-cell table:formula="of:=1/((8*[.$C3])+6)" office:value-type="float" office:value="0.0714285714285714" calcext:value-type="float">
            <text:p>0.0714285714285714</text:p>
          </table:table-cell>
          <table:table-cell/>
        </table:table-row>
        <table:table-row table:style-name="ro2">
          <table:table-cell/>
          <table:table-cell table:formula="of:=[.D4]*([.E4]-[.F4]-[.G4]-[.H4])" office:value-type="float" office:value="0.000164923924115101" calcext:value-type="float">
            <text:p>0.000164923924115101</text:p>
          </table:table-cell>
          <table:table-cell office:value-type="float" office:value="2" calcext:value-type="float">
            <text:p>2</text:p>
          </table:table-cell>
          <table:table-cell table:formula="of:=1/POWER(16;[.C4])" office:value-type="float" office:value="0.00390625" calcext:value-type="float">
            <text:p>0.00390625</text:p>
          </table:table-cell>
          <table:table-cell table:formula="of:=4/((8*[.$C4])+1)" office:value-type="float" office:value="0.235294117647059" calcext:value-type="float">
            <text:p>0.235294117647059</text:p>
          </table:table-cell>
          <table:table-cell table:formula="of:=2/((8*[.$C4])+4)" office:value-type="float" office:value="0.1" calcext:value-type="float">
            <text:p>0.1</text:p>
          </table:table-cell>
          <table:table-cell table:formula="of:=1/((8*[.$C4])+5)" office:value-type="float" office:value="0.0476190476190476" calcext:value-type="float">
            <text:p>0.0476190476190476</text:p>
          </table:table-cell>
          <table:table-cell table:formula="of:=1/((8*[.$C4])+6)" office:value-type="float" office:value="0.0454545454545455" calcext:value-type="float">
            <text:p>0.0454545454545455</text:p>
          </table:table-cell>
          <table:table-cell/>
        </table:table-row>
        <table:table-row table:style-name="ro2">
          <table:table-cell/>
          <table:table-cell table:formula="of:=[.D5]*([.E5]-[.F5]-[.G5]-[.H5])" office:value-type="float" office:value="0.00000506722085385879" calcext:value-type="float">
            <text:p>5.06722085385879E-06</text:p>
          </table:table-cell>
          <table:table-cell office:value-type="float" office:value="3" calcext:value-type="float">
            <text:p>3</text:p>
          </table:table-cell>
          <table:table-cell table:formula="of:=1/POWER(16;[.C5])" office:value-type="float" office:value="0.000244140625" calcext:value-type="float">
            <text:p>0.000244140625</text:p>
          </table:table-cell>
          <table:table-cell table:formula="of:=4/((8*[.$C5])+1)" office:value-type="float" office:value="0.16" calcext:value-type="float">
            <text:p>0.16</text:p>
          </table:table-cell>
          <table:table-cell table:formula="of:=2/((8*[.$C5])+4)" office:value-type="float" office:value="0.0714285714285714" calcext:value-type="float">
            <text:p>0.0714285714285714</text:p>
          </table:table-cell>
          <table:table-cell table:formula="of:=1/((8*[.$C5])+5)" office:value-type="float" office:value="0.0344827586206897" calcext:value-type="float">
            <text:p>0.0344827586206897</text:p>
          </table:table-cell>
          <table:table-cell table:formula="of:=1/((8*[.$C5])+6)" office:value-type="float" office:value="0.0333333333333333" calcext:value-type="float">
            <text:p>0.0333333333333333</text:p>
          </table:table-cell>
          <table:table-cell/>
        </table:table-row>
        <table:table-row table:style-name="ro2">
          <table:table-cell/>
          <table:table-cell table:formula="of:=[.D6]*([.E6]-[.F6]-[.G6]-[.H6])" office:value-type="float" office:value="0.00000018789290093772" calcext:value-type="float">
            <text:p>1.8789290093772E-07</text:p>
          </table:table-cell>
          <table:table-cell office:value-type="float" office:value="4" calcext:value-type="float">
            <text:p>4</text:p>
          </table:table-cell>
          <table:table-cell table:formula="of:=1/POWER(16;[.C6])" office:value-type="float" office:value="0.0000152587890625" calcext:value-type="float">
            <text:p>0.0000152587890625</text:p>
          </table:table-cell>
          <table:table-cell table:formula="of:=4/((8*[.$C6])+1)" office:value-type="float" office:value="0.121212121212121" calcext:value-type="float">
            <text:p>0.121212121212121</text:p>
          </table:table-cell>
          <table:table-cell table:formula="of:=2/((8*[.$C6])+4)" office:value-type="float" office:value="0.0555555555555556" calcext:value-type="float">
            <text:p>0.0555555555555556</text:p>
          </table:table-cell>
          <table:table-cell table:formula="of:=1/((8*[.$C6])+5)" office:value-type="float" office:value="0.027027027027027" calcext:value-type="float">
            <text:p>0.027027027027027</text:p>
          </table:table-cell>
          <table:table-cell table:formula="of:=1/((8*[.$C6])+6)" office:value-type="float" office:value="0.0263157894736842" calcext:value-type="float">
            <text:p>0.0263157894736842</text:p>
          </table:table-cell>
          <table:table-cell/>
        </table:table-row>
        <table:table-row table:style-name="ro2">
          <table:table-cell/>
          <table:table-cell table:formula="of:=[.D7]*([.E7]-[.F7]-[.G7]-[.H7])" office:value-type="float" office:value="0.00000000776775121518" calcext:value-type="float">
            <text:p>7.76775121517736E-09</text:p>
          </table:table-cell>
          <table:table-cell office:value-type="float" office:value="5" calcext:value-type="float">
            <text:p>5</text:p>
          </table:table-cell>
          <table:table-cell table:formula="of:=1/POWER(16;[.C7])" office:value-type="float" office:value="0.00000095367431640625" calcext:value-type="float">
            <text:p>9.5367431640625E-07</text:p>
          </table:table-cell>
          <table:table-cell table:formula="of:=4/((8*[.$C7])+1)" office:value-type="float" office:value="0.0975609756097561" calcext:value-type="float">
            <text:p>0.0975609756097561</text:p>
          </table:table-cell>
          <table:table-cell table:formula="of:=2/((8*[.$C7])+4)" office:value-type="float" office:value="0.0454545454545455" calcext:value-type="float">
            <text:p>0.0454545454545455</text:p>
          </table:table-cell>
          <table:table-cell table:formula="of:=1/((8*[.$C7])+5)" office:value-type="float" office:value="0.0222222222222222" calcext:value-type="float">
            <text:p>0.0222222222222222</text:p>
          </table:table-cell>
          <table:table-cell table:formula="of:=1/((8*[.$C7])+6)" office:value-type="float" office:value="0.0217391304347826" calcext:value-type="float">
            <text:p>0.0217391304347826</text:p>
          </table:table-cell>
          <table:table-cell/>
        </table:table-row>
        <table:table-row table:style-name="ro2">
          <table:table-cell/>
          <table:table-cell table:formula="of:=[.D8]*([.E8]-[.F8]-[.G8]-[.H8])" office:value-type="float" office:value="0.00000000034479329305" calcext:value-type="float">
            <text:p>3.44793293050862E-10</text:p>
          </table:table-cell>
          <table:table-cell office:value-type="float" office:value="6" calcext:value-type="float">
            <text:p>6</text:p>
          </table:table-cell>
          <table:table-cell table:formula="of:=1/POWER(16;[.C8])" office:value-type="float" office:value="0.00000005960464477539" calcext:value-type="float">
            <text:p>5.96046447753906E-08</text:p>
          </table:table-cell>
          <table:table-cell table:formula="of:=4/((8*[.$C8])+1)" office:value-type="float" office:value="0.0816326530612245" calcext:value-type="float">
            <text:p>0.0816326530612245</text:p>
          </table:table-cell>
          <table:table-cell table:formula="of:=2/((8*[.$C8])+4)" office:value-type="float" office:value="0.0384615384615385" calcext:value-type="float">
            <text:p>0.0384615384615385</text:p>
          </table:table-cell>
          <table:table-cell table:formula="of:=1/((8*[.$C8])+5)" office:value-type="float" office:value="0.0188679245283019" calcext:value-type="float">
            <text:p>0.0188679245283019</text:p>
          </table:table-cell>
          <table:table-cell table:formula="of:=1/((8*[.$C8])+6)" office:value-type="float" office:value="0.0185185185185185" calcext:value-type="float">
            <text:p>0.0185185185185185</text:p>
          </table:table-cell>
          <table:table-cell/>
        </table:table-row>
        <table:table-row table:style-name="ro2">
          <table:table-cell/>
          <table:table-cell table:formula="of:=[.D9]*([.E9]-[.F9]-[.G9]-[.H9])" office:value-type="float" office:value="0.00000000001609187716" calcext:value-type="float">
            <text:p>1.6091877155537E-11</text:p>
          </table:table-cell>
          <table:table-cell office:value-type="float" office:value="7" calcext:value-type="float">
            <text:p>7</text:p>
          </table:table-cell>
          <table:table-cell table:formula="of:=1/POWER(16;[.C9])" office:value-type="float" office:value="0.00000000372529029846" calcext:value-type="float">
            <text:p>3.72529029846191E-09</text:p>
          </table:table-cell>
          <table:table-cell table:formula="of:=4/((8*[.$C9])+1)" office:value-type="float" office:value="0.0701754385964912" calcext:value-type="float">
            <text:p>0.0701754385964912</text:p>
          </table:table-cell>
          <table:table-cell table:formula="of:=2/((8*[.$C9])+4)" office:value-type="float" office:value="0.0333333333333333" calcext:value-type="float">
            <text:p>0.0333333333333333</text:p>
          </table:table-cell>
          <table:table-cell table:formula="of:=1/((8*[.$C9])+5)" office:value-type="float" office:value="0.0163934426229508" calcext:value-type="float">
            <text:p>0.0163934426229508</text:p>
          </table:table-cell>
          <table:table-cell table:formula="of:=1/((8*[.$C9])+6)" office:value-type="float" office:value="0.0161290322580645" calcext:value-type="float">
            <text:p>0.0161290322580645</text:p>
          </table:table-cell>
          <table:table-cell/>
        </table:table-row>
        <table:table-row table:style-name="ro2">
          <table:table-cell/>
          <table:table-cell table:formula="of:=[.D10]*([.E10]-[.F10]-[.G10]-[.H10])" office:value-type="float" office:value="0.0000000000007795703" calcext:value-type="float">
            <text:p>7.79570295400102E-13</text:p>
          </table:table-cell>
          <table:table-cell office:value-type="float" office:value="8" calcext:value-type="float">
            <text:p>8</text:p>
          </table:table-cell>
          <table:table-cell table:formula="of:=1/POWER(16;[.C10])" office:value-type="float" office:value="0.00000000023283064365" calcext:value-type="float">
            <text:p>2.3283064365387E-10</text:p>
          </table:table-cell>
          <table:table-cell table:formula="of:=4/((8*[.$C10])+1)" office:value-type="float" office:value="0.0615384615384615" calcext:value-type="float">
            <text:p>0.0615384615384615</text:p>
          </table:table-cell>
          <table:table-cell table:formula="of:=2/((8*[.$C10])+4)" office:value-type="float" office:value="0.0294117647058824" calcext:value-type="float">
            <text:p>0.0294117647058824</text:p>
          </table:table-cell>
          <table:table-cell table:formula="of:=1/((8*[.$C10])+5)" office:value-type="float" office:value="0.0144927536231884" calcext:value-type="float">
            <text:p>0.0144927536231884</text:p>
          </table:table-cell>
          <table:table-cell table:formula="of:=1/((8*[.$C10])+6)" office:value-type="float" office:value="0.0142857142857143" calcext:value-type="float">
            <text:p>0.0142857142857143</text:p>
          </table:table-cell>
          <table:table-cell/>
        </table:table-row>
        <table:table-row table:style-name="ro2">
          <table:table-cell/>
          <table:table-cell table:formula="of:=[.D11]*([.E11]-[.F11]-[.G11]-[.H11])" office:value-type="float" office:value="0.00000000000003887115" calcext:value-type="float">
            <text:p>3.88711525990975E-14</text:p>
          </table:table-cell>
          <table:table-cell office:value-type="float" office:value="9" calcext:value-type="float">
            <text:p>9</text:p>
          </table:table-cell>
          <table:table-cell table:formula="of:=1/POWER(16;[.C11])" office:value-type="float" office:value="0.00000000001455191523" calcext:value-type="float">
            <text:p>1.45519152283669E-11</text:p>
          </table:table-cell>
          <table:table-cell table:formula="of:=4/((8*[.$C11])+1)" office:value-type="float" office:value="0.0547945205479452" calcext:value-type="float">
            <text:p>0.0547945205479452</text:p>
          </table:table-cell>
          <table:table-cell table:formula="of:=2/((8*[.$C11])+4)" office:value-type="float" office:value="0.0263157894736842" calcext:value-type="float">
            <text:p>0.0263157894736842</text:p>
          </table:table-cell>
          <table:table-cell table:formula="of:=1/((8*[.$C11])+5)" office:value-type="float" office:value="0.012987012987013" calcext:value-type="float">
            <text:p>0.012987012987013</text:p>
          </table:table-cell>
          <table:table-cell table:formula="of:=1/((8*[.$C11])+6)" office:value-type="float" office:value="0.0128205128205128" calcext:value-type="float">
            <text:p>0.0128205128205128</text:p>
          </table:table-cell>
          <table:table-cell/>
        </table:table-row>
        <table:table-row table:style-name="ro2">
          <table:table-cell/>
          <table:table-cell table:formula="of:=[.D12]*([.E12]-[.F12]-[.G12]-[.H12])" office:value-type="float" office:value="1.98322539359813E-015" calcext:value-type="float">
            <text:p>1.98322539359813E-15</text:p>
          </table:table-cell>
          <table:table-cell office:value-type="float" office:value="10" calcext:value-type="float">
            <text:p>10</text:p>
          </table:table-cell>
          <table:table-cell table:formula="of:=1/POWER(16;[.C12])" office:value-type="float" office:value="0.0000000000009094947" calcext:value-type="float">
            <text:p>9.09494701772928E-13</text:p>
          </table:table-cell>
          <table:table-cell table:formula="of:=4/((8*[.$C12])+1)" office:value-type="float" office:value="0.0493827160493827" calcext:value-type="float">
            <text:p>0.0493827160493827</text:p>
          </table:table-cell>
          <table:table-cell table:formula="of:=2/((8*[.$C12])+4)" office:value-type="float" office:value="0.0238095238095238" calcext:value-type="float">
            <text:p>0.0238095238095238</text:p>
          </table:table-cell>
          <table:table-cell table:formula="of:=1/((8*[.$C12])+5)" office:value-type="float" office:value="0.0117647058823529" calcext:value-type="float">
            <text:p>0.0117647058823529</text:p>
          </table:table-cell>
          <table:table-cell table:formula="of:=1/((8*[.$C12])+6)" office:value-type="float" office:value="0.0116279069767442" calcext:value-type="float">
            <text:p>0.0116279069767442</text:p>
          </table:table-cell>
          <table:table-cell/>
        </table:table-row>
        <table:table-row table:style-name="ro2">
          <table:table-cell/>
          <table:table-cell table:formula="of:=[.D13]*([.E13]-[.F13]-[.G13]-[.H13])" office:value-type="float" office:value="1.03097121697889E-016" calcext:value-type="float">
            <text:p>1.03097121697889E-16</text:p>
          </table:table-cell>
          <table:table-cell office:value-type="float" office:value="11" calcext:value-type="float">
            <text:p>11</text:p>
          </table:table-cell>
          <table:table-cell table:formula="of:=1/POWER(16;[.C13])" office:value-type="float" office:value="0.00000000000005684342" calcext:value-type="float">
            <text:p>5.6843418860808E-14</text:p>
          </table:table-cell>
          <table:table-cell table:formula="of:=4/((8*[.$C13])+1)" office:value-type="float" office:value="0.0449438202247191" calcext:value-type="float">
            <text:p>0.0449438202247191</text:p>
          </table:table-cell>
          <table:table-cell table:formula="of:=2/((8*[.$C13])+4)" office:value-type="float" office:value="0.0217391304347826" calcext:value-type="float">
            <text:p>0.0217391304347826</text:p>
          </table:table-cell>
          <table:table-cell table:formula="of:=1/((8*[.$C13])+5)" office:value-type="float" office:value="0.010752688172043" calcext:value-type="float">
            <text:p>0.010752688172043</text:p>
          </table:table-cell>
          <table:table-cell table:formula="of:=1/((8*[.$C13])+6)" office:value-type="float" office:value="0.0106382978723404" calcext:value-type="float">
            <text:p>0.0106382978723404</text:p>
          </table:table-cell>
          <table:table-cell/>
        </table:table-row>
        <table:table-row table:style-name="ro2">
          <table:table-cell/>
          <table:table-cell table:formula="of:=[.D14]*([.E14]-[.F14]-[.G14]-[.H14])" office:value-type="float" office:value="5.44347406057178E-018" calcext:value-type="float">
            <text:p>5.44347406057178E-18</text:p>
          </table:table-cell>
          <table:table-cell office:value-type="float" office:value="12" calcext:value-type="float">
            <text:p>12</text:p>
          </table:table-cell>
          <table:table-cell table:formula="of:=1/POWER(16;[.C14])" office:value-type="float" office:value="3.5527136788005E-015" calcext:value-type="float">
            <text:p>3.5527136788005E-15</text:p>
          </table:table-cell>
          <table:table-cell table:formula="of:=4/((8*[.$C14])+1)" office:value-type="float" office:value="0.0412371134020619" calcext:value-type="float">
            <text:p>0.0412371134020619</text:p>
          </table:table-cell>
          <table:table-cell table:formula="of:=2/((8*[.$C14])+4)" office:value-type="float" office:value="0.02" calcext:value-type="float">
            <text:p>0.02</text:p>
          </table:table-cell>
          <table:table-cell table:formula="of:=1/((8*[.$C14])+5)" office:value-type="float" office:value="0.0099009900990099" calcext:value-type="float">
            <text:p>0.0099009900990099</text:p>
          </table:table-cell>
          <table:table-cell table:formula="of:=1/((8*[.$C14])+6)" office:value-type="float" office:value="0.00980392156862745" calcext:value-type="float">
            <text:p>0.00980392156862745</text:p>
          </table:table-cell>
          <table:table-cell/>
        </table:table-row>
        <table:table-row table:style-name="ro2">
          <table:table-cell/>
          <table:table-cell table:formula="of:=[.D15]*([.E15]-[.F15]-[.G15]-[.H15])" office:value-type="float" office:value="2.91211179438419E-019" calcext:value-type="float">
            <text:p>2.91211179438419E-19</text:p>
          </table:table-cell>
          <table:table-cell office:value-type="float" office:value="13" calcext:value-type="float">
            <text:p>13</text:p>
          </table:table-cell>
          <table:table-cell table:formula="of:=1/POWER(16;[.C15])" office:value-type="float" office:value="2.22044604925031E-016" calcext:value-type="float">
            <text:p>2.22044604925031E-16</text:p>
          </table:table-cell>
          <table:table-cell table:formula="of:=4/((8*[.$C15])+1)" office:value-type="float" office:value="0.0380952380952381" calcext:value-type="float">
            <text:p>0.0380952380952381</text:p>
          </table:table-cell>
          <table:table-cell table:formula="of:=2/((8*[.$C15])+4)" office:value-type="float" office:value="0.0185185185185185" calcext:value-type="float">
            <text:p>0.0185185185185185</text:p>
          </table:table-cell>
          <table:table-cell table:formula="of:=1/((8*[.$C15])+5)" office:value-type="float" office:value="0.00917431192660551" calcext:value-type="float">
            <text:p>0.00917431192660551</text:p>
          </table:table-cell>
          <table:table-cell table:formula="of:=1/((8*[.$C15])+6)" office:value-type="float" office:value="0.00909090909090909" calcext:value-type="float">
            <text:p>0.00909090909090909</text:p>
          </table:table-cell>
          <table:table-cell/>
        </table:table-row>
        <table:table-row table:style-name="ro2">
          <table:table-cell/>
          <table:table-cell table:formula="of:=[.D16]*([.E16]-[.F16]-[.G16]-[.H16])" office:value-type="float" office:value="1.57549800977008E-020" calcext:value-type="float">
            <text:p>1.57549800977008E-20</text:p>
          </table:table-cell>
          <table:table-cell office:value-type="float" office:value="14" calcext:value-type="float">
            <text:p>14</text:p>
          </table:table-cell>
          <table:table-cell table:formula="of:=1/POWER(16;[.C16])" office:value-type="float" office:value="1.38777878078145E-017" calcext:value-type="float">
            <text:p>1.38777878078145E-17</text:p>
          </table:table-cell>
          <table:table-cell table:formula="of:=4/((8*[.$C16])+1)" office:value-type="float" office:value="0.0353982300884956" calcext:value-type="float">
            <text:p>0.0353982300884956</text:p>
          </table:table-cell>
          <table:table-cell table:formula="of:=2/((8*[.$C16])+4)" office:value-type="float" office:value="0.0172413793103448" calcext:value-type="float">
            <text:p>0.0172413793103448</text:p>
          </table:table-cell>
          <table:table-cell table:formula="of:=1/((8*[.$C16])+5)" office:value-type="float" office:value="0.00854700854700855" calcext:value-type="float">
            <text:p>0.00854700854700855</text:p>
          </table:table-cell>
          <table:table-cell table:formula="of:=1/((8*[.$C16])+6)" office:value-type="float" office:value="0.00847457627118644" calcext:value-type="float">
            <text:p>0.00847457627118644</text:p>
          </table:table-cell>
          <table:table-cell/>
        </table:table-row>
        <table:table-row table:style-name="ro2">
          <table:table-cell/>
          <table:table-cell table:formula="of:=[.D17]*([.E17]-[.F17]-[.G17]-[.H17])" office:value-type="float" office:value="8.60692632700397E-022" calcext:value-type="float">
            <text:p>8.60692632700397E-22</text:p>
          </table:table-cell>
          <table:table-cell office:value-type="float" office:value="15" calcext:value-type="float">
            <text:p>15</text:p>
          </table:table-cell>
          <table:table-cell table:formula="of:=1/POWER(16;[.C17])" office:value-type="float" office:value="8.67361737988404E-019" calcext:value-type="float">
            <text:p>8.67361737988404E-19</text:p>
          </table:table-cell>
          <table:table-cell table:formula="of:=4/((8*[.$C17])+1)" office:value-type="float" office:value="0.0330578512396694" calcext:value-type="float">
            <text:p>0.0330578512396694</text:p>
          </table:table-cell>
          <table:table-cell table:formula="of:=2/((8*[.$C17])+4)" office:value-type="float" office:value="0.0161290322580645" calcext:value-type="float">
            <text:p>0.0161290322580645</text:p>
          </table:table-cell>
          <table:table-cell table:formula="of:=1/((8*[.$C17])+5)" office:value-type="float" office:value="0.008" calcext:value-type="float">
            <text:p>0.008</text:p>
          </table:table-cell>
          <table:table-cell table:formula="of:=1/((8*[.$C17])+6)" office:value-type="float" office:value="0.00793650793650794" calcext:value-type="float">
            <text:p>0.00793650793650794</text:p>
          </table:table-cell>
          <table:table-cell/>
        </table:table-row>
        <table:table-row table:style-name="ro2">
          <table:table-cell/>
          <table:table-cell table:formula="of:=[.D18]*([.E18]-[.F18]-[.G18]-[.H18])" office:value-type="float" office:value="4.74204674455623E-023" calcext:value-type="float">
            <text:p>4.74204674455623E-23</text:p>
          </table:table-cell>
          <table:table-cell office:value-type="float" office:value="16" calcext:value-type="float">
            <text:p>16</text:p>
          </table:table-cell>
          <table:table-cell table:formula="of:=1/POWER(16;[.C18])" office:value-type="float" office:value="5.42101086242752E-020" calcext:value-type="float">
            <text:p>5.42101086242752E-20</text:p>
          </table:table-cell>
          <table:table-cell table:formula="of:=4/((8*[.$C18])+1)" office:value-type="float" office:value="0.0310077519379845" calcext:value-type="float">
            <text:p>0.0310077519379845</text:p>
          </table:table-cell>
          <table:table-cell table:formula="of:=2/((8*[.$C18])+4)" office:value-type="float" office:value="0.0151515151515152" calcext:value-type="float">
            <text:p>0.0151515151515152</text:p>
          </table:table-cell>
          <table:table-cell table:formula="of:=1/((8*[.$C18])+5)" office:value-type="float" office:value="0.0075187969924812" calcext:value-type="float">
            <text:p>0.0075187969924812</text:p>
          </table:table-cell>
          <table:table-cell table:formula="of:=1/((8*[.$C18])+6)" office:value-type="float" office:value="0.00746268656716418" calcext:value-type="float">
            <text:p>0.00746268656716418</text:p>
          </table:table-cell>
          <table:table-cell/>
        </table:table-row>
        <table:table-row table:style-name="ro2">
          <table:table-cell/>
          <table:table-cell table:formula="of:=[.D19]*([.E19]-[.F19]-[.G19]-[.H19])" office:value-type="float" office:value="2.63228669401317E-024" calcext:value-type="float">
            <text:p>2.63228669401317E-24</text:p>
          </table:table-cell>
          <table:table-cell office:value-type="float" office:value="17" calcext:value-type="float">
            <text:p>17</text:p>
          </table:table-cell>
          <table:table-cell table:formula="of:=1/POWER(16;[.C19])" office:value-type="float" office:value="3.3881317890172E-021" calcext:value-type="float">
            <text:p>3.3881317890172E-21</text:p>
          </table:table-cell>
          <table:table-cell table:formula="of:=4/((8*[.$C19])+1)" office:value-type="float" office:value="0.0291970802919708" calcext:value-type="float">
            <text:p>0.0291970802919708</text:p>
          </table:table-cell>
          <table:table-cell table:formula="of:=2/((8*[.$C19])+4)" office:value-type="float" office:value="0.0142857142857143" calcext:value-type="float">
            <text:p>0.0142857142857143</text:p>
          </table:table-cell>
          <table:table-cell table:formula="of:=1/((8*[.$C19])+5)" office:value-type="float" office:value="0.00709219858156028" calcext:value-type="float">
            <text:p>0.00709219858156028</text:p>
          </table:table-cell>
          <table:table-cell table:formula="of:=1/((8*[.$C19])+6)" office:value-type="float" office:value="0.00704225352112676" calcext:value-type="float">
            <text:p>0.00704225352112676</text:p>
          </table:table-cell>
          <table:table-cell/>
        </table:table-row>
        <table:table-row table:style-name="ro2">
          <table:table-cell/>
          <table:table-cell table:formula="of:=[.D20]*([.E20]-[.F20]-[.G20]-[.H20])" office:value-type="float" office:value="1.47090939027733E-025" calcext:value-type="float">
            <text:p>1.47090939027733E-25</text:p>
          </table:table-cell>
          <table:table-cell office:value-type="float" office:value="18" calcext:value-type="float">
            <text:p>18</text:p>
          </table:table-cell>
          <table:table-cell table:formula="of:=1/POWER(16;[.C20])" office:value-type="float" office:value="2.11758236813575E-022" calcext:value-type="float">
            <text:p>2.11758236813575E-22</text:p>
          </table:table-cell>
          <table:table-cell table:formula="of:=4/((8*[.$C20])+1)" office:value-type="float" office:value="0.0275862068965517" calcext:value-type="float">
            <text:p>0.0275862068965517</text:p>
          </table:table-cell>
          <table:table-cell table:formula="of:=2/((8*[.$C20])+4)" office:value-type="float" office:value="0.0135135135135135" calcext:value-type="float">
            <text:p>0.0135135135135135</text:p>
          </table:table-cell>
          <table:table-cell table:formula="of:=1/((8*[.$C20])+5)" office:value-type="float" office:value="0.00671140939597315" calcext:value-type="float">
            <text:p>0.00671140939597315</text:p>
          </table:table-cell>
          <table:table-cell table:formula="of:=1/((8*[.$C20])+6)" office:value-type="float" office:value="0.00666666666666667" calcext:value-type="float">
            <text:p>0.00666666666666667</text:p>
          </table:table-cell>
          <table:table-cell/>
        </table:table-row>
        <table:table-row table:style-name="ro2">
          <table:table-cell/>
          <table:table-cell table:formula="of:=[.D21]*([.E21]-[.F21]-[.G21]-[.H21])" office:value-type="float" office:value="8.2683300282764E-027" calcext:value-type="float">
            <text:p>8.2683300282764E-27</text:p>
          </table:table-cell>
          <table:table-cell office:value-type="float" office:value="19" calcext:value-type="float">
            <text:p>19</text:p>
          </table:table-cell>
          <table:table-cell table:formula="of:=1/POWER(16;[.C21])" office:value-type="float" office:value="1.32348898008484E-023" calcext:value-type="float">
            <text:p>1.32348898008484E-23</text:p>
          </table:table-cell>
          <table:table-cell table:formula="of:=4/((8*[.$C21])+1)" office:value-type="float" office:value="0.0261437908496732" calcext:value-type="float">
            <text:p>0.0261437908496732</text:p>
          </table:table-cell>
          <table:table-cell table:formula="of:=2/((8*[.$C21])+4)" office:value-type="float" office:value="0.0128205128205128" calcext:value-type="float">
            <text:p>0.0128205128205128</text:p>
          </table:table-cell>
          <table:table-cell table:formula="of:=1/((8*[.$C21])+5)" office:value-type="float" office:value="0.00636942675159236" calcext:value-type="float">
            <text:p>0.00636942675159236</text:p>
          </table:table-cell>
          <table:table-cell table:formula="of:=1/((8*[.$C21])+6)" office:value-type="float" office:value="0.00632911392405063" calcext:value-type="float">
            <text:p>0.00632911392405063</text:p>
          </table:table-cell>
          <table:table-cell/>
        </table:table-row>
        <table:table-row table:style-name="ro2">
          <table:table-cell/>
          <table:table-cell table:formula="of:=[.D22]*([.E22]-[.F22]-[.G22]-[.H22])" office:value-type="float" office:value="4.67271101635284E-028" calcext:value-type="float">
            <text:p>4.67271101635284E-28</text:p>
          </table:table-cell>
          <table:table-cell office:value-type="float" office:value="20" calcext:value-type="float">
            <text:p>20</text:p>
          </table:table-cell>
          <table:table-cell table:formula="of:=1/POWER(16;[.C22])" office:value-type="float" office:value="8.27180612553028E-025" calcext:value-type="float">
            <text:p>8.27180612553028E-25</text:p>
          </table:table-cell>
          <table:table-cell table:formula="of:=4/((8*[.$C22])+1)" office:value-type="float" office:value="0.0248447204968944" calcext:value-type="float">
            <text:p>0.0248447204968944</text:p>
          </table:table-cell>
          <table:table-cell table:formula="of:=2/((8*[.$C22])+4)" office:value-type="float" office:value="0.0121951219512195" calcext:value-type="float">
            <text:p>0.0121951219512195</text:p>
          </table:table-cell>
          <table:table-cell table:formula="of:=1/((8*[.$C22])+5)" office:value-type="float" office:value="0.00606060606060606" calcext:value-type="float">
            <text:p>0.00606060606060606</text:p>
          </table:table-cell>
          <table:table-cell table:formula="of:=1/((8*[.$C22])+6)" office:value-type="float" office:value="0.00602409638554217" calcext:value-type="float">
            <text:p>0.00602409638554217</text:p>
          </table:table-cell>
          <table:table-cell/>
        </table:table-row>
        <table:table-row table:style-name="ro2">
          <table:table-cell/>
          <table:table-cell table:formula="of:=[.D23]*([.E23]-[.F23]-[.G23]-[.H23])" office:value-type="float" office:value="2.65348590144992E-029" calcext:value-type="float">
            <text:p>2.65348590144992E-29</text:p>
          </table:table-cell>
          <table:table-cell office:value-type="float" office:value="21" calcext:value-type="float">
            <text:p>21</text:p>
          </table:table-cell>
          <table:table-cell table:formula="of:=1/POWER(16;[.C23])" office:value-type="float" office:value="5.16987882845642E-026" calcext:value-type="float">
            <text:p>5.16987882845642E-26</text:p>
          </table:table-cell>
          <table:table-cell table:formula="of:=4/((8*[.$C23])+1)" office:value-type="float" office:value="0.0236686390532544" calcext:value-type="float">
            <text:p>0.0236686390532544</text:p>
          </table:table-cell>
          <table:table-cell table:formula="of:=2/((8*[.$C23])+4)" office:value-type="float" office:value="0.0116279069767442" calcext:value-type="float">
            <text:p>0.0116279069767442</text:p>
          </table:table-cell>
          <table:table-cell table:formula="of:=1/((8*[.$C23])+5)" office:value-type="float" office:value="0.00578034682080925" calcext:value-type="float">
            <text:p>0.00578034682080925</text:p>
          </table:table-cell>
          <table:table-cell table:formula="of:=1/((8*[.$C23])+6)" office:value-type="float" office:value="0.00574712643678161" calcext:value-type="float">
            <text:p>0.00574712643678161</text:p>
          </table:table-cell>
          <table:table-cell/>
        </table:table-row>
        <table:table-row table:style-name="ro2">
          <table:table-cell/>
          <table:table-cell table:formula="of:=[.D24]*([.E24]-[.F24]-[.G24]-[.H24])" office:value-type="float" office:value="1.51345479607531E-030" calcext:value-type="float">
            <text:p>1.51345479607531E-30</text:p>
          </table:table-cell>
          <table:table-cell office:value-type="float" office:value="22" calcext:value-type="float">
            <text:p>22</text:p>
          </table:table-cell>
          <table:table-cell table:formula="of:=1/POWER(16;[.C24])" office:value-type="float" office:value="3.23117426778526E-027" calcext:value-type="float">
            <text:p>3.23117426778526E-27</text:p>
          </table:table-cell>
          <table:table-cell table:formula="of:=4/((8*[.$C24])+1)" office:value-type="float" office:value="0.0225988700564972" calcext:value-type="float">
            <text:p>0.0225988700564972</text:p>
          </table:table-cell>
          <table:table-cell table:formula="of:=2/((8*[.$C24])+4)" office:value-type="float" office:value="0.0111111111111111" calcext:value-type="float">
            <text:p>0.0111111111111111</text:p>
          </table:table-cell>
          <table:table-cell table:formula="of:=1/((8*[.$C24])+5)" office:value-type="float" office:value="0.00552486187845304" calcext:value-type="float">
            <text:p>0.00552486187845304</text:p>
          </table:table-cell>
          <table:table-cell table:formula="of:=1/((8*[.$C24])+6)" office:value-type="float" office:value="0.0054945054945055" calcext:value-type="float">
            <text:p>0.0054945054945055</text:p>
          </table:table-cell>
          <table:table-cell/>
        </table:table-row>
        <table:table-row table:style-name="ro2">
          <table:table-cell/>
          <table:table-cell table:formula="of:=[.D25]*([.E25]-[.F25]-[.G25]-[.H25])" office:value-type="float" office:value="8.66682856034781E-032" calcext:value-type="float">
            <text:p>8.66682856034781E-32</text:p>
          </table:table-cell>
          <table:table-cell office:value-type="float" office:value="23" calcext:value-type="float">
            <text:p>23</text:p>
          </table:table-cell>
          <table:table-cell table:formula="of:=1/POWER(16;[.C25])" office:value-type="float" office:value="2.01948391736579E-028" calcext:value-type="float">
            <text:p>2.01948391736579E-28</text:p>
          </table:table-cell>
          <table:table-cell table:formula="of:=4/((8*[.$C25])+1)" office:value-type="float" office:value="0.0216216216216216" calcext:value-type="float">
            <text:p>0.0216216216216216</text:p>
          </table:table-cell>
          <table:table-cell table:formula="of:=2/((8*[.$C25])+4)" office:value-type="float" office:value="0.0106382978723404" calcext:value-type="float">
            <text:p>0.0106382978723404</text:p>
          </table:table-cell>
          <table:table-cell table:formula="of:=1/((8*[.$C25])+5)" office:value-type="float" office:value="0.00529100529100529" calcext:value-type="float">
            <text:p>0.00529100529100529</text:p>
          </table:table-cell>
          <table:table-cell table:formula="of:=1/((8*[.$C25])+6)" office:value-type="float" office:value="0.00526315789473684" calcext:value-type="float">
            <text:p>0.00526315789473684</text:p>
          </table:table-cell>
          <table:table-cell/>
        </table:table-row>
        <table:table-row table:style-name="ro2">
          <table:table-cell/>
          <table:table-cell table:formula="of:=[.D26]*([.E26]-[.F26]-[.G26]-[.H26])" office:value-type="float" office:value="4.98130681533109E-033" calcext:value-type="float">
            <text:p>4.98130681533109E-33</text:p>
          </table:table-cell>
          <table:table-cell office:value-type="float" office:value="24" calcext:value-type="float">
            <text:p>24</text:p>
          </table:table-cell>
          <table:table-cell table:formula="of:=1/POWER(16;[.C26])" office:value-type="float" office:value="1.26217744835362E-029" calcext:value-type="float">
            <text:p>1.26217744835362E-29</text:p>
          </table:table-cell>
          <table:table-cell table:formula="of:=4/((8*[.$C26])+1)" office:value-type="float" office:value="0.0207253886010363" calcext:value-type="float">
            <text:p>0.0207253886010363</text:p>
          </table:table-cell>
          <table:table-cell table:formula="of:=2/((8*[.$C26])+4)" office:value-type="float" office:value="0.0102040816326531" calcext:value-type="float">
            <text:p>0.0102040816326531</text:p>
          </table:table-cell>
          <table:table-cell table:formula="of:=1/((8*[.$C26])+5)" office:value-type="float" office:value="0.0050761421319797" calcext:value-type="float">
            <text:p>0.0050761421319797</text:p>
          </table:table-cell>
          <table:table-cell table:formula="of:=1/((8*[.$C26])+6)" office:value-type="float" office:value="0.00505050505050505" calcext:value-type="float">
            <text:p>0.00505050505050505</text:p>
          </table:table-cell>
          <table:table-cell/>
        </table:table-row>
        <table:table-row table:style-name="ro2">
          <table:table-cell/>
          <table:table-cell table:formula="of:=[.D27]*([.E27]-[.F27]-[.G27]-[.H27])" office:value-type="float" office:value="2.87270191974158E-034" calcext:value-type="float">
            <text:p>2.87270191974158E-34</text:p>
          </table:table-cell>
          <table:table-cell office:value-type="float" office:value="25" calcext:value-type="float">
            <text:p>25</text:p>
          </table:table-cell>
          <table:table-cell table:formula="of:=1/POWER(16;[.C27])" office:value-type="float" office:value="7.88860905221012E-031" calcext:value-type="float">
            <text:p>7.88860905221012E-31</text:p>
          </table:table-cell>
          <table:table-cell table:formula="of:=4/((8*[.$C27])+1)" office:value-type="float" office:value="0.0199004975124378" calcext:value-type="float">
            <text:p>0.0199004975124378</text:p>
          </table:table-cell>
          <table:table-cell table:formula="of:=2/((8*[.$C27])+4)" office:value-type="float" office:value="0.00980392156862745" calcext:value-type="float">
            <text:p>0.00980392156862745</text:p>
          </table:table-cell>
          <table:table-cell table:formula="of:=1/((8*[.$C27])+5)" office:value-type="float" office:value="0.00487804878048781" calcext:value-type="float">
            <text:p>0.00487804878048781</text:p>
          </table:table-cell>
          <table:table-cell table:formula="of:=1/((8*[.$C27])+6)" office:value-type="float" office:value="0.00485436893203883" calcext:value-type="float">
            <text:p>0.00485436893203883</text:p>
          </table:table-cell>
          <table:table-cell/>
        </table:table-row>
        <table:table-row table:style-name="ro2">
          <table:table-cell/>
          <table:table-cell table:formula="of:=[.D28]*([.E28]-[.F28]-[.G28]-[.H28])" office:value-type="float" office:value="1.66183824448925E-035" calcext:value-type="float">
            <text:p>1.66183824448925E-35</text:p>
          </table:table-cell>
          <table:table-cell office:value-type="float" office:value="26" calcext:value-type="float">
            <text:p>26</text:p>
          </table:table-cell>
          <table:table-cell table:formula="of:=1/POWER(16;[.C28])" office:value-type="float" office:value="4.93038065763132E-032" calcext:value-type="float">
            <text:p>4.93038065763132E-32</text:p>
          </table:table-cell>
          <table:table-cell table:formula="of:=4/((8*[.$C28])+1)" office:value-type="float" office:value="0.0191387559808612" calcext:value-type="float">
            <text:p>0.0191387559808612</text:p>
          </table:table-cell>
          <table:table-cell table:formula="of:=2/((8*[.$C28])+4)" office:value-type="float" office:value="0.00943396226415094" calcext:value-type="float">
            <text:p>0.00943396226415094</text:p>
          </table:table-cell>
          <table:table-cell table:formula="of:=1/((8*[.$C28])+5)" office:value-type="float" office:value="0.00469483568075117" calcext:value-type="float">
            <text:p>0.00469483568075117</text:p>
          </table:table-cell>
          <table:table-cell table:formula="of:=1/((8*[.$C28])+6)" office:value-type="float" office:value="0.00467289719626168" calcext:value-type="float">
            <text:p>0.00467289719626168</text:p>
          </table:table-cell>
          <table:table-cell/>
        </table:table-row>
        <table:table-row table:style-name="ro2">
          <table:table-cell/>
          <table:table-cell table:formula="of:=[.D29]*([.E29]-[.F29]-[.G29]-[.H29])" office:value-type="float" office:value="9.64133627287076E-037" calcext:value-type="float">
            <text:p>9.64133627287076E-37</text:p>
          </table:table-cell>
          <table:table-cell office:value-type="float" office:value="27" calcext:value-type="float">
            <text:p>27</text:p>
          </table:table-cell>
          <table:table-cell table:formula="of:=1/POWER(16;[.C29])" office:value-type="float" office:value="3.08148791101958E-033" calcext:value-type="float">
            <text:p>3.08148791101958E-33</text:p>
          </table:table-cell>
          <table:table-cell table:formula="of:=4/((8*[.$C29])+1)" office:value-type="float" office:value="0.0184331797235023" calcext:value-type="float">
            <text:p>0.0184331797235023</text:p>
          </table:table-cell>
          <table:table-cell table:formula="of:=2/((8*[.$C29])+4)" office:value-type="float" office:value="0.00909090909090909" calcext:value-type="float">
            <text:p>0.00909090909090909</text:p>
          </table:table-cell>
          <table:table-cell table:formula="of:=1/((8*[.$C29])+5)" office:value-type="float" office:value="0.00452488687782806" calcext:value-type="float">
            <text:p>0.00452488687782806</text:p>
          </table:table-cell>
          <table:table-cell table:formula="of:=1/((8*[.$C29])+6)" office:value-type="float" office:value="0.0045045045045045" calcext:value-type="float">
            <text:p>0.0045045045045045</text:p>
          </table:table-cell>
          <table:table-cell/>
        </table:table-row>
        <table:table-row table:style-name="ro2">
          <table:table-cell/>
          <table:table-cell table:formula="of:=[.D30]*([.E30]-[.F30]-[.G30]-[.H30])" office:value-type="float" office:value="5.60849364201783E-038" calcext:value-type="float">
            <text:p>5.60849364201783E-38</text:p>
          </table:table-cell>
          <table:table-cell office:value-type="float" office:value="28" calcext:value-type="float">
            <text:p>28</text:p>
          </table:table-cell>
          <table:table-cell table:formula="of:=1/POWER(16;[.C30])" office:value-type="float" office:value="1.92592994438724E-034" calcext:value-type="float">
            <text:p>1.92592994438724E-34</text:p>
          </table:table-cell>
          <table:table-cell table:formula="of:=4/((8*[.$C30])+1)" office:value-type="float" office:value="0.0177777777777778" calcext:value-type="float">
            <text:p>0.0177777777777778</text:p>
          </table:table-cell>
          <table:table-cell table:formula="of:=2/((8*[.$C30])+4)" office:value-type="float" office:value="0.0087719298245614" calcext:value-type="float">
            <text:p>0.0087719298245614</text:p>
          </table:table-cell>
          <table:table-cell table:formula="of:=1/((8*[.$C30])+5)" office:value-type="float" office:value="0.00436681222707424" calcext:value-type="float">
            <text:p>0.00436681222707424</text:p>
          </table:table-cell>
          <table:table-cell table:formula="of:=1/((8*[.$C30])+6)" office:value-type="float" office:value="0.00434782608695652" calcext:value-type="float">
            <text:p>0.00434782608695652</text:p>
          </table:table-cell>
          <table:table-cell/>
        </table:table-row>
        <table:table-row table:style-name="ro2">
          <table:table-cell/>
          <table:table-cell table:formula="of:=[.D31]*([.E31]-[.F31]-[.G31]-[.H31])" office:value-type="float" office:value="3.27065934758869E-039" calcext:value-type="float">
            <text:p>3.27065934758869E-39</text:p>
          </table:table-cell>
          <table:table-cell office:value-type="float" office:value="29" calcext:value-type="float">
            <text:p>29</text:p>
          </table:table-cell>
          <table:table-cell table:formula="of:=1/POWER(16;[.C31])" office:value-type="float" office:value="1.20370621524202E-035" calcext:value-type="float">
            <text:p>1.20370621524202E-35</text:p>
          </table:table-cell>
          <table:table-cell table:formula="of:=4/((8*[.$C31])+1)" office:value-type="float" office:value="0.0171673819742489" calcext:value-type="float">
            <text:p>0.0171673819742489</text:p>
          </table:table-cell>
          <table:table-cell table:formula="of:=2/((8*[.$C31])+4)" office:value-type="float" office:value="0.00847457627118644" calcext:value-type="float">
            <text:p>0.00847457627118644</text:p>
          </table:table-cell>
          <table:table-cell table:formula="of:=1/((8*[.$C31])+5)" office:value-type="float" office:value="0.00421940928270042" calcext:value-type="float">
            <text:p>0.00421940928270042</text:p>
          </table:table-cell>
          <table:table-cell table:formula="of:=1/((8*[.$C31])+6)" office:value-type="float" office:value="0.00420168067226891" calcext:value-type="float">
            <text:p>0.00420168067226891</text:p>
          </table:table-cell>
          <table:table-cell/>
        </table:table-row>
        <table:table-row table:style-name="ro2">
          <table:table-cell/>
          <table:table-cell table:formula="of:=[.D32]*([.E32]-[.F32]-[.G32]-[.H32])" office:value-type="float" office:value="1.91175448686504E-040" calcext:value-type="float">
            <text:p>1.91175448686504E-40</text:p>
          </table:table-cell>
          <table:table-cell office:value-type="float" office:value="30" calcext:value-type="float">
            <text:p>30</text:p>
          </table:table-cell>
          <table:table-cell table:formula="of:=1/POWER(16;[.C32])" office:value-type="float" office:value="7.52316384526264E-037" calcext:value-type="float">
            <text:p>7.52316384526264E-37</text:p>
          </table:table-cell>
          <table:table-cell table:formula="of:=4/((8*[.$C32])+1)" office:value-type="float" office:value="0.016597510373444" calcext:value-type="float">
            <text:p>0.016597510373444</text:p>
          </table:table-cell>
          <table:table-cell table:formula="of:=2/((8*[.$C32])+4)" office:value-type="float" office:value="0.00819672131147541" calcext:value-type="float">
            <text:p>0.00819672131147541</text:p>
          </table:table-cell>
          <table:table-cell table:formula="of:=1/((8*[.$C32])+5)" office:value-type="float" office:value="0.00408163265306123" calcext:value-type="float">
            <text:p>0.00408163265306123</text:p>
          </table:table-cell>
          <table:table-cell table:formula="of:=1/((8*[.$C32])+6)" office:value-type="float" office:value="0.0040650406504065" calcext:value-type="float">
            <text:p>0.0040650406504065</text:p>
          </table:table-cell>
          <table:table-cell/>
        </table:table-row>
        <table:table-row table:style-name="ro2">
          <table:table-cell/>
          <table:table-cell table:formula="of:=[.D33]*([.E33]-[.F33]-[.G33]-[.H33])" office:value-type="float" office:value="1.11987958604333E-041" calcext:value-type="float">
            <text:p>1.11987958604333E-41</text:p>
          </table:table-cell>
          <table:table-cell office:value-type="float" office:value="31" calcext:value-type="float">
            <text:p>31</text:p>
          </table:table-cell>
          <table:table-cell table:formula="of:=1/POWER(16;[.C33])" office:value-type="float" office:value="4.70197740328915E-038" calcext:value-type="float">
            <text:p>4.70197740328915E-38</text:p>
          </table:table-cell>
          <table:table-cell table:formula="of:=4/((8*[.$C33])+1)" office:value-type="float" office:value="0.0160642570281125" calcext:value-type="float">
            <text:p>0.0160642570281125</text:p>
          </table:table-cell>
          <table:table-cell table:formula="of:=2/((8*[.$C33])+4)" office:value-type="float" office:value="0.00793650793650794" calcext:value-type="float">
            <text:p>0.00793650793650794</text:p>
          </table:table-cell>
          <table:table-cell table:formula="of:=1/((8*[.$C33])+5)" office:value-type="float" office:value="0.00395256916996047" calcext:value-type="float">
            <text:p>0.00395256916996047</text:p>
          </table:table-cell>
          <table:table-cell table:formula="of:=1/((8*[.$C33])+6)" office:value-type="float" office:value="0.00393700787401575" calcext:value-type="float">
            <text:p>0.00393700787401575</text:p>
          </table:table-cell>
          <table:table-cell/>
        </table:table-row>
        <table:table-row table:style-name="ro2">
          <table:table-cell/>
          <table:table-cell table:formula="of:=[.D34]*([.E34]-[.F34]-[.G34]-[.H34])" office:value-type="float" office:value="6.57345623564989E-043" calcext:value-type="float">
            <text:p>6.57345623564989E-43</text:p>
          </table:table-cell>
          <table:table-cell office:value-type="float" office:value="32" calcext:value-type="float">
            <text:p>32</text:p>
          </table:table-cell>
          <table:table-cell table:formula="of:=1/POWER(16;[.C34])" office:value-type="float" office:value="2.93873587705572E-039" calcext:value-type="float">
            <text:p>2.93873587705572E-39</text:p>
          </table:table-cell>
          <table:table-cell table:formula="of:=4/((8*[.$C34])+1)" office:value-type="float" office:value="0.0155642023346304" calcext:value-type="float">
            <text:p>0.0155642023346304</text:p>
          </table:table-cell>
          <table:table-cell table:formula="of:=2/((8*[.$C34])+4)" office:value-type="float" office:value="0.00769230769230769" calcext:value-type="float">
            <text:p>0.00769230769230769</text:p>
          </table:table-cell>
          <table:table-cell table:formula="of:=1/((8*[.$C34])+5)" office:value-type="float" office:value="0.00383141762452107" calcext:value-type="float">
            <text:p>0.00383141762452107</text:p>
          </table:table-cell>
          <table:table-cell table:formula="of:=1/((8*[.$C34])+6)" office:value-type="float" office:value="0.00381679389312977" calcext:value-type="float">
            <text:p>0.00381679389312977</text:p>
          </table:table-cell>
          <table:table-cell/>
        </table:table-row>
        <table:table-row table:style-name="ro2">
          <table:table-cell/>
          <table:table-cell table:formula="of:=[.D35]*([.E35]-[.F35]-[.G35]-[.H35])" office:value-type="float" office:value="3.86585622109648E-044" calcext:value-type="float">
            <text:p>3.86585622109648E-44</text:p>
          </table:table-cell>
          <table:table-cell office:value-type="float" office:value="33" calcext:value-type="float">
            <text:p>33</text:p>
          </table:table-cell>
          <table:table-cell table:formula="of:=1/POWER(16;[.C35])" office:value-type="float" office:value="1.83670992315982E-040" calcext:value-type="float">
            <text:p>1.83670992315982E-40</text:p>
          </table:table-cell>
          <table:table-cell table:formula="of:=4/((8*[.$C35])+1)" office:value-type="float" office:value="0.0150943396226415" calcext:value-type="float">
            <text:p>0.0150943396226415</text:p>
          </table:table-cell>
          <table:table-cell table:formula="of:=2/((8*[.$C35])+4)" office:value-type="float" office:value="0.00746268656716418" calcext:value-type="float">
            <text:p>0.00746268656716418</text:p>
          </table:table-cell>
          <table:table-cell table:formula="of:=1/((8*[.$C35])+5)" office:value-type="float" office:value="0.00371747211895911" calcext:value-type="float">
            <text:p>0.00371747211895911</text:p>
          </table:table-cell>
          <table:table-cell table:formula="of:=1/((8*[.$C35])+6)" office:value-type="float" office:value="0.0037037037037037" calcext:value-type="float">
            <text:p>0.0037037037037037</text:p>
          </table:table-cell>
          <table:table-cell/>
        </table:table-row>
        <table:table-row table:style-name="ro2">
          <table:table-cell/>
          <table:table-cell table:formula="of:=[.D36]*([.E36]-[.F36]-[.G36]-[.H36])" office:value-type="float" office:value="2.27760335859515E-045" calcext:value-type="float">
            <text:p>2.27760335859515E-45</text:p>
          </table:table-cell>
          <table:table-cell office:value-type="float" office:value="34" calcext:value-type="float">
            <text:p>34</text:p>
          </table:table-cell>
          <table:table-cell table:formula="of:=1/POWER(16;[.C36])" office:value-type="float" office:value="1.14794370197489E-041" calcext:value-type="float">
            <text:p>1.14794370197489E-41</text:p>
          </table:table-cell>
          <table:table-cell table:formula="of:=4/((8*[.$C36])+1)" office:value-type="float" office:value="0.0146520146520147" calcext:value-type="float">
            <text:p>0.0146520146520147</text:p>
          </table:table-cell>
          <table:table-cell table:formula="of:=2/((8*[.$C36])+4)" office:value-type="float" office:value="0.0072463768115942" calcext:value-type="float">
            <text:p>0.0072463768115942</text:p>
          </table:table-cell>
          <table:table-cell table:formula="of:=1/((8*[.$C36])+5)" office:value-type="float" office:value="0.0036101083032491" calcext:value-type="float">
            <text:p>0.0036101083032491</text:p>
          </table:table-cell>
          <table:table-cell table:formula="of:=1/((8*[.$C36])+6)" office:value-type="float" office:value="0.00359712230215827" calcext:value-type="float">
            <text:p>0.00359712230215827</text:p>
          </table:table-cell>
          <table:table-cell/>
        </table:table-row>
        <table:table-row table:style-name="ro2">
          <table:table-cell/>
          <table:table-cell table:formula="of:=[.D37]*([.E37]-[.F37]-[.G37]-[.H37])" office:value-type="float" office:value="1.34414519850131E-046" calcext:value-type="float">
            <text:p>1.34414519850131E-46</text:p>
          </table:table-cell>
          <table:table-cell office:value-type="float" office:value="35" calcext:value-type="float">
            <text:p>35</text:p>
          </table:table-cell>
          <table:table-cell table:formula="of:=1/POWER(16;[.C37])" office:value-type="float" office:value="7.17464813734306E-043" calcext:value-type="float">
            <text:p>7.17464813734306E-43</text:p>
          </table:table-cell>
          <table:table-cell table:formula="of:=4/((8*[.$C37])+1)" office:value-type="float" office:value="0.0142348754448399" calcext:value-type="float">
            <text:p>0.0142348754448399</text:p>
          </table:table-cell>
          <table:table-cell table:formula="of:=2/((8*[.$C37])+4)" office:value-type="float" office:value="0.00704225352112676" calcext:value-type="float">
            <text:p>0.00704225352112676</text:p>
          </table:table-cell>
          <table:table-cell table:formula="of:=1/((8*[.$C37])+5)" office:value-type="float" office:value="0.00350877192982456" calcext:value-type="float">
            <text:p>0.00350877192982456</text:p>
          </table:table-cell>
          <table:table-cell table:formula="of:=1/((8*[.$C37])+6)" office:value-type="float" office:value="0.0034965034965035" calcext:value-type="float">
            <text:p>0.0034965034965035</text:p>
          </table:table-cell>
          <table:table-cell/>
        </table:table-row>
        <table:table-row table:style-name="ro2">
          <table:table-cell/>
          <table:table-cell table:formula="of:=[.D38]*([.E38]-[.F38]-[.G38]-[.H38])" office:value-type="float" office:value="7.94527502387574E-048" calcext:value-type="float">
            <text:p>7.94527502387574E-48</text:p>
          </table:table-cell>
          <table:table-cell office:value-type="float" office:value="36" calcext:value-type="float">
            <text:p>36</text:p>
          </table:table-cell>
          <table:table-cell table:formula="of:=1/POWER(16;[.C38])" office:value-type="float" office:value="4.48415508583942E-044" calcext:value-type="float">
            <text:p>4.48415508583942E-44</text:p>
          </table:table-cell>
          <table:table-cell table:formula="of:=4/((8*[.$C38])+1)" office:value-type="float" office:value="0.013840830449827" calcext:value-type="float">
            <text:p>0.013840830449827</text:p>
          </table:table-cell>
          <table:table-cell table:formula="of:=2/((8*[.$C38])+4)" office:value-type="float" office:value="0.00684931506849315" calcext:value-type="float">
            <text:p>0.00684931506849315</text:p>
          </table:table-cell>
          <table:table-cell table:formula="of:=1/((8*[.$C38])+5)" office:value-type="float" office:value="0.00341296928327645" calcext:value-type="float">
            <text:p>0.00341296928327645</text:p>
          </table:table-cell>
          <table:table-cell table:formula="of:=1/((8*[.$C38])+6)" office:value-type="float" office:value="0.00340136054421769" calcext:value-type="float">
            <text:p>0.00340136054421769</text:p>
          </table:table-cell>
          <table:table-cell/>
        </table:table-row>
        <table:table-row table:style-name="ro2">
          <table:table-cell/>
          <table:table-cell table:formula="of:=[.D39]*([.E39]-[.F39]-[.G39]-[.H39])" office:value-type="float" office:value="4.70358124511066E-049" calcext:value-type="float">
            <text:p>4.70358124511066E-49</text:p>
          </table:table-cell>
          <table:table-cell office:value-type="float" office:value="37" calcext:value-type="float">
            <text:p>37</text:p>
          </table:table-cell>
          <table:table-cell table:formula="of:=1/POWER(16;[.C39])" office:value-type="float" office:value="2.80259692864963E-045" calcext:value-type="float">
            <text:p>2.80259692864963E-45</text:p>
          </table:table-cell>
          <table:table-cell table:formula="of:=4/((8*[.$C39])+1)" office:value-type="float" office:value="0.0134680134680135" calcext:value-type="float">
            <text:p>0.0134680134680135</text:p>
          </table:table-cell>
          <table:table-cell table:formula="of:=2/((8*[.$C39])+4)" office:value-type="float" office:value="0.00666666666666667" calcext:value-type="float">
            <text:p>0.00666666666666667</text:p>
          </table:table-cell>
          <table:table-cell table:formula="of:=1/((8*[.$C39])+5)" office:value-type="float" office:value="0.00332225913621262" calcext:value-type="float">
            <text:p>0.00332225913621262</text:p>
          </table:table-cell>
          <table:table-cell table:formula="of:=1/((8*[.$C39])+6)" office:value-type="float" office:value="0.0033112582781457" calcext:value-type="float">
            <text:p>0.0033112582781457</text:p>
          </table:table-cell>
          <table:table-cell/>
        </table:table-row>
        <table:table-row table:style-name="ro2">
          <table:table-cell/>
          <table:table-cell table:formula="of:=[.D40]*([.E40]-[.F40]-[.G40]-[.H40])" office:value-type="float" office:value="2.78849984067725E-050" calcext:value-type="float">
            <text:p>2.78849984067725E-50</text:p>
          </table:table-cell>
          <table:table-cell office:value-type="float" office:value="38" calcext:value-type="float">
            <text:p>38</text:p>
          </table:table-cell>
          <table:table-cell table:formula="of:=1/POWER(16;[.C40])" office:value-type="float" office:value="1.75162308040602E-046" calcext:value-type="float">
            <text:p>1.75162308040602E-46</text:p>
          </table:table-cell>
          <table:table-cell table:formula="of:=4/((8*[.$C40])+1)" office:value-type="float" office:value="0.0131147540983607" calcext:value-type="float">
            <text:p>0.0131147540983607</text:p>
          </table:table-cell>
          <table:table-cell table:formula="of:=2/((8*[.$C40])+4)" office:value-type="float" office:value="0.00649350649350649" calcext:value-type="float">
            <text:p>0.00649350649350649</text:p>
          </table:table-cell>
          <table:table-cell table:formula="of:=1/((8*[.$C40])+5)" office:value-type="float" office:value="0.00323624595469256" calcext:value-type="float">
            <text:p>0.00323624595469256</text:p>
          </table:table-cell>
          <table:table-cell table:formula="of:=1/((8*[.$C40])+6)" office:value-type="float" office:value="0.0032258064516129" calcext:value-type="float">
            <text:p>0.0032258064516129</text:p>
          </table:table-cell>
          <table:table-cell/>
        </table:table-row>
        <table:table-row table:style-name="ro2">
          <table:table-cell/>
          <table:table-cell table:formula="of:=[.D41]*([.E41]-[.F41]-[.G41]-[.H41])" office:value-type="float" office:value="1.65539953920864E-051" calcext:value-type="float">
            <text:p>1.65539953920864E-51</text:p>
          </table:table-cell>
          <table:table-cell office:value-type="float" office:value="39" calcext:value-type="float">
            <text:p>39</text:p>
          </table:table-cell>
          <table:table-cell table:formula="of:=1/POWER(16;[.C41])" office:value-type="float" office:value="1.09476442525376E-047" calcext:value-type="float">
            <text:p>1.09476442525376E-47</text:p>
          </table:table-cell>
          <table:table-cell table:formula="of:=4/((8*[.$C41])+1)" office:value-type="float" office:value="0.012779552715655" calcext:value-type="float">
            <text:p>0.012779552715655</text:p>
          </table:table-cell>
          <table:table-cell table:formula="of:=2/((8*[.$C41])+4)" office:value-type="float" office:value="0.00632911392405063" calcext:value-type="float">
            <text:p>0.00632911392405063</text:p>
          </table:table-cell>
          <table:table-cell table:formula="of:=1/((8*[.$C41])+5)" office:value-type="float" office:value="0.00315457413249211" calcext:value-type="float">
            <text:p>0.00315457413249211</text:p>
          </table:table-cell>
          <table:table-cell table:formula="of:=1/((8*[.$C41])+6)" office:value-type="float" office:value="0.00314465408805031" calcext:value-type="float">
            <text:p>0.00314465408805031</text:p>
          </table:table-cell>
          <table:table-cell/>
        </table:table-row>
        <table:table-row table:style-name="ro2">
          <table:table-cell/>
          <table:table-cell table:formula="of:=[.D42]*([.E42]-[.F42]-[.G42]-[.H42])" office:value-type="float" office:value="9.84001253814457E-053" calcext:value-type="float">
            <text:p>9.84001253814457E-53</text:p>
          </table:table-cell>
          <table:table-cell office:value-type="float" office:value="40" calcext:value-type="float">
            <text:p>40</text:p>
          </table:table-cell>
          <table:table-cell table:formula="of:=1/POWER(16;[.C42])" office:value-type="float" office:value="6.84227765783602E-049" calcext:value-type="float">
            <text:p>6.84227765783602E-49</text:p>
          </table:table-cell>
          <table:table-cell table:formula="of:=4/((8*[.$C42])+1)" office:value-type="float" office:value="0.0124610591900312" calcext:value-type="float">
            <text:p>0.0124610591900312</text:p>
          </table:table-cell>
          <table:table-cell table:formula="of:=2/((8*[.$C42])+4)" office:value-type="float" office:value="0.00617283950617284" calcext:value-type="float">
            <text:p>0.00617283950617284</text:p>
          </table:table-cell>
          <table:table-cell table:formula="of:=1/((8*[.$C42])+5)" office:value-type="float" office:value="0.00307692307692308" calcext:value-type="float">
            <text:p>0.00307692307692308</text:p>
          </table:table-cell>
          <table:table-cell table:formula="of:=1/((8*[.$C42])+6)" office:value-type="float" office:value="0.00306748466257669" calcext:value-type="float">
            <text:p>0.00306748466257669</text:p>
          </table:table-cell>
          <table:table-cell/>
        </table:table-row>
        <table:table-row table:style-name="ro2">
          <table:table-cell/>
          <table:table-cell table:formula="of:=[.D43]*([.E43]-[.F43]-[.G43]-[.H43])" office:value-type="float" office:value="5.85627750746228E-054" calcext:value-type="float">
            <text:p>5.85627750746228E-54</text:p>
          </table:table-cell>
          <table:table-cell office:value-type="float" office:value="41" calcext:value-type="float">
            <text:p>41</text:p>
          </table:table-cell>
          <table:table-cell table:formula="of:=1/POWER(16;[.C43])" office:value-type="float" office:value="4.27642353614751E-050" calcext:value-type="float">
            <text:p>4.27642353614751E-50</text:p>
          </table:table-cell>
          <table:table-cell table:formula="of:=4/((8*[.$C43])+1)" office:value-type="float" office:value="0.0121580547112462" calcext:value-type="float">
            <text:p>0.0121580547112462</text:p>
          </table:table-cell>
          <table:table-cell table:formula="of:=2/((8*[.$C43])+4)" office:value-type="float" office:value="0.00602409638554217" calcext:value-type="float">
            <text:p>0.00602409638554217</text:p>
          </table:table-cell>
          <table:table-cell table:formula="of:=1/((8*[.$C43])+5)" office:value-type="float" office:value="0.003003003003003" calcext:value-type="float">
            <text:p>0.003003003003003</text:p>
          </table:table-cell>
          <table:table-cell table:formula="of:=1/((8*[.$C43])+6)" office:value-type="float" office:value="0.0029940119760479" calcext:value-type="float">
            <text:p>0.0029940119760479</text:p>
          </table:table-cell>
          <table:table-cell/>
        </table:table-row>
        <table:table-row table:style-name="ro2">
          <table:table-cell/>
          <table:table-cell table:formula="of:=[.D44]*([.E44]-[.F44]-[.G44]-[.H44])" office:value-type="float" office:value="3.48943686138571E-055" calcext:value-type="float">
            <text:p>3.48943686138571E-55</text:p>
          </table:table-cell>
          <table:table-cell office:value-type="float" office:value="42" calcext:value-type="float">
            <text:p>42</text:p>
          </table:table-cell>
          <table:table-cell table:formula="of:=1/POWER(16;[.C44])" office:value-type="float" office:value="2.6727647100922E-051" calcext:value-type="float">
            <text:p>2.6727647100922E-51</text:p>
          </table:table-cell>
          <table:table-cell table:formula="of:=4/((8*[.$C44])+1)" office:value-type="float" office:value="0.0118694362017804" calcext:value-type="float">
            <text:p>0.0118694362017804</text:p>
          </table:table-cell>
          <table:table-cell table:formula="of:=2/((8*[.$C44])+4)" office:value-type="float" office:value="0.00588235294117647" calcext:value-type="float">
            <text:p>0.00588235294117647</text:p>
          </table:table-cell>
          <table:table-cell table:formula="of:=1/((8*[.$C44])+5)" office:value-type="float" office:value="0.00293255131964809" calcext:value-type="float">
            <text:p>0.00293255131964809</text:p>
          </table:table-cell>
          <table:table-cell table:formula="of:=1/((8*[.$C44])+6)" office:value-type="float" office:value="0.00292397660818713" calcext:value-type="float">
            <text:p>0.00292397660818713</text:p>
          </table:table-cell>
          <table:table-cell/>
        </table:table-row>
        <table:table-row table:style-name="ro2">
          <table:table-cell/>
          <table:table-cell table:formula="of:=[.D45]*([.E45]-[.F45]-[.G45]-[.H45])" office:value-type="float" office:value="2.08148386946948E-056" calcext:value-type="float">
            <text:p>2.08148386946948E-56</text:p>
          </table:table-cell>
          <table:table-cell office:value-type="float" office:value="43" calcext:value-type="float">
            <text:p>43</text:p>
          </table:table-cell>
          <table:table-cell table:formula="of:=1/POWER(16;[.C45])" office:value-type="float" office:value="1.67047794380762E-052" calcext:value-type="float">
            <text:p>1.67047794380762E-52</text:p>
          </table:table-cell>
          <table:table-cell table:formula="of:=4/((8*[.$C45])+1)" office:value-type="float" office:value="0.0115942028985507" calcext:value-type="float">
            <text:p>0.0115942028985507</text:p>
          </table:table-cell>
          <table:table-cell table:formula="of:=2/((8*[.$C45])+4)" office:value-type="float" office:value="0.00574712643678161" calcext:value-type="float">
            <text:p>0.00574712643678161</text:p>
          </table:table-cell>
          <table:table-cell table:formula="of:=1/((8*[.$C45])+5)" office:value-type="float" office:value="0.00286532951289398" calcext:value-type="float">
            <text:p>0.00286532951289398</text:p>
          </table:table-cell>
          <table:table-cell table:formula="of:=1/((8*[.$C45])+6)" office:value-type="float" office:value="0.00285714285714286" calcext:value-type="float">
            <text:p>0.00285714285714286</text:p>
          </table:table-cell>
          <table:table-cell/>
        </table:table-row>
        <table:table-row table:style-name="ro2">
          <table:table-cell/>
          <table:table-cell table:formula="of:=[.D46]*([.E46]-[.F46]-[.G46]-[.H46])" office:value-type="float" office:value="1.24294723608683E-057" calcext:value-type="float">
            <text:p>1.24294723608683E-57</text:p>
          </table:table-cell>
          <table:table-cell office:value-type="float" office:value="44" calcext:value-type="float">
            <text:p>44</text:p>
          </table:table-cell>
          <table:table-cell table:formula="of:=1/POWER(16;[.C46])" office:value-type="float" office:value="1.04404871487976E-053" calcext:value-type="float">
            <text:p>1.04404871487976E-53</text:p>
          </table:table-cell>
          <table:table-cell table:formula="of:=4/((8*[.$C46])+1)" office:value-type="float" office:value="0.0113314447592068" calcext:value-type="float">
            <text:p>0.0113314447592068</text:p>
          </table:table-cell>
          <table:table-cell table:formula="of:=2/((8*[.$C46])+4)" office:value-type="float" office:value="0.00561797752808989" calcext:value-type="float">
            <text:p>0.00561797752808989</text:p>
          </table:table-cell>
          <table:table-cell table:formula="of:=1/((8*[.$C46])+5)" office:value-type="float" office:value="0.00280112044817927" calcext:value-type="float">
            <text:p>0.00280112044817927</text:p>
          </table:table-cell>
          <table:table-cell table:formula="of:=1/((8*[.$C46])+6)" office:value-type="float" office:value="0.00279329608938548" calcext:value-type="float">
            <text:p>0.00279329608938548</text:p>
          </table:table-cell>
          <table:table-cell/>
        </table:table-row>
        <table:table-row table:style-name="ro2">
          <table:table-cell/>
          <table:table-cell table:formula="of:=[.D47]*([.E47]-[.F47]-[.G47]-[.H47])" office:value-type="float" office:value="7.42974109058358E-059" calcext:value-type="float">
            <text:p>7.42974109058358E-59</text:p>
          </table:table-cell>
          <table:table-cell office:value-type="float" office:value="45" calcext:value-type="float">
            <text:p>45</text:p>
          </table:table-cell>
          <table:table-cell table:formula="of:=1/POWER(16;[.C47])" office:value-type="float" office:value="6.52530446799853E-055" calcext:value-type="float">
            <text:p>6.52530446799853E-55</text:p>
          </table:table-cell>
          <table:table-cell table:formula="of:=4/((8*[.$C47])+1)" office:value-type="float" office:value="0.0110803324099723" calcext:value-type="float">
            <text:p>0.0110803324099723</text:p>
          </table:table-cell>
          <table:table-cell table:formula="of:=2/((8*[.$C47])+4)" office:value-type="float" office:value="0.0054945054945055" calcext:value-type="float">
            <text:p>0.0054945054945055</text:p>
          </table:table-cell>
          <table:table-cell table:formula="of:=1/((8*[.$C47])+5)" office:value-type="float" office:value="0.00273972602739726" calcext:value-type="float">
            <text:p>0.00273972602739726</text:p>
          </table:table-cell>
          <table:table-cell table:formula="of:=1/((8*[.$C47])+6)" office:value-type="float" office:value="0.00273224043715847" calcext:value-type="float">
            <text:p>0.00273224043715847</text:p>
          </table:table-cell>
          <table:table-cell/>
        </table:table-row>
        <table:table-row table:style-name="ro2">
          <table:table-cell/>
          <table:table-cell table:formula="of:=[.D48]*([.E48]-[.F48]-[.G48]-[.H48])" office:value-type="float" office:value="4.44546057634788E-060" calcext:value-type="float">
            <text:p>4.44546057634788E-60</text:p>
          </table:table-cell>
          <table:table-cell office:value-type="float" office:value="46" calcext:value-type="float">
            <text:p>46</text:p>
          </table:table-cell>
          <table:table-cell table:formula="of:=1/POWER(16;[.C48])" office:value-type="float" office:value="4.07831529249908E-056" calcext:value-type="float">
            <text:p>4.07831529249908E-56</text:p>
          </table:table-cell>
          <table:table-cell table:formula="of:=4/((8*[.$C48])+1)" office:value-type="float" office:value="0.010840108401084" calcext:value-type="float">
            <text:p>0.010840108401084</text:p>
          </table:table-cell>
          <table:table-cell table:formula="of:=2/((8*[.$C48])+4)" office:value-type="float" office:value="0.00537634408602151" calcext:value-type="float">
            <text:p>0.00537634408602151</text:p>
          </table:table-cell>
          <table:table-cell table:formula="of:=1/((8*[.$C48])+5)" office:value-type="float" office:value="0.00268096514745308" calcext:value-type="float">
            <text:p>0.00268096514745308</text:p>
          </table:table-cell>
          <table:table-cell table:formula="of:=1/((8*[.$C48])+6)" office:value-type="float" office:value="0.00267379679144385" calcext:value-type="float">
            <text:p>0.00267379679144385</text:p>
          </table:table-cell>
          <table:table-cell/>
        </table:table-row>
        <table:table-row table:style-name="ro2">
          <table:table-cell/>
          <table:table-cell table:formula="of:=[.D49]*([.E49]-[.F49]-[.G49]-[.H49])" office:value-type="float" office:value="2.66234251747707E-061" calcext:value-type="float">
            <text:p>2.66234251747707E-61</text:p>
          </table:table-cell>
          <table:table-cell office:value-type="float" office:value="47" calcext:value-type="float">
            <text:p>47</text:p>
          </table:table-cell>
          <table:table-cell table:formula="of:=1/POWER(16;[.C49])" office:value-type="float" office:value="2.54894705781192E-057" calcext:value-type="float">
            <text:p>2.54894705781192E-57</text:p>
          </table:table-cell>
          <table:table-cell table:formula="of:=4/((8*[.$C49])+1)" office:value-type="float" office:value="0.0106100795755968" calcext:value-type="float">
            <text:p>0.0106100795755968</text:p>
          </table:table-cell>
          <table:table-cell table:formula="of:=2/((8*[.$C49])+4)" office:value-type="float" office:value="0.00526315789473684" calcext:value-type="float">
            <text:p>0.00526315789473684</text:p>
          </table:table-cell>
          <table:table-cell table:formula="of:=1/((8*[.$C49])+5)" office:value-type="float" office:value="0.0026246719160105" calcext:value-type="float">
            <text:p>0.0026246719160105</text:p>
          </table:table-cell>
          <table:table-cell table:formula="of:=1/((8*[.$C49])+6)" office:value-type="float" office:value="0.00261780104712042" calcext:value-type="float">
            <text:p>0.00261780104712042</text:p>
          </table:table-cell>
          <table:table-cell/>
        </table:table-row>
        <table:table-row table:style-name="ro2">
          <table:table-cell/>
          <table:table-cell table:formula="of:=[.D50]*([.E50]-[.F50]-[.G50]-[.H50])" office:value-type="float" office:value="1.5958728577198E-062" calcext:value-type="float">
            <text:p>1.5958728577198E-62</text:p>
          </table:table-cell>
          <table:table-cell office:value-type="float" office:value="48" calcext:value-type="float">
            <text:p>48</text:p>
          </table:table-cell>
          <table:table-cell table:formula="of:=1/POWER(16;[.C50])" office:value-type="float" office:value="1.59309191113245E-058" calcext:value-type="float">
            <text:p>1.59309191113245E-58</text:p>
          </table:table-cell>
          <table:table-cell table:formula="of:=4/((8*[.$C50])+1)" office:value-type="float" office:value="0.0103896103896104" calcext:value-type="float">
            <text:p>0.0103896103896104</text:p>
          </table:table-cell>
          <table:table-cell table:formula="of:=2/((8*[.$C50])+4)" office:value-type="float" office:value="0.00515463917525773" calcext:value-type="float">
            <text:p>0.00515463917525773</text:p>
          </table:table-cell>
          <table:table-cell table:formula="of:=1/((8*[.$C50])+5)" office:value-type="float" office:value="0.0025706940874036" calcext:value-type="float">
            <text:p>0.0025706940874036</text:p>
          </table:table-cell>
          <table:table-cell table:formula="of:=1/((8*[.$C50])+6)" office:value-type="float" office:value="0.00256410256410256" calcext:value-type="float">
            <text:p>0.00256410256410256</text:p>
          </table:table-cell>
          <table:table-cell/>
        </table:table-row>
        <table:table-row table:style-name="ro2">
          <table:table-cell/>
          <table:table-cell table:formula="of:=[.D51]*([.E51]-[.F51]-[.G51]-[.H51])" office:value-type="float" office:value="9.5742330782954E-064" calcext:value-type="float">
            <text:p>9.5742330782954E-64</text:p>
          </table:table-cell>
          <table:table-cell office:value-type="float" office:value="49" calcext:value-type="float">
            <text:p>49</text:p>
          </table:table-cell>
          <table:table-cell table:formula="of:=1/POWER(16;[.C51])" office:value-type="float" office:value="9.95682444457783E-060" calcext:value-type="float">
            <text:p>9.95682444457783E-60</text:p>
          </table:table-cell>
          <table:table-cell table:formula="of:=4/((8*[.$C51])+1)" office:value-type="float" office:value="0.0101781170483461" calcext:value-type="float">
            <text:p>0.0101781170483461</text:p>
          </table:table-cell>
          <table:table-cell table:formula="of:=2/((8*[.$C51])+4)" office:value-type="float" office:value="0.00505050505050505" calcext:value-type="float">
            <text:p>0.00505050505050505</text:p>
          </table:table-cell>
          <table:table-cell table:formula="of:=1/((8*[.$C51])+5)" office:value-type="float" office:value="0.00251889168765743" calcext:value-type="float">
            <text:p>0.00251889168765743</text:p>
          </table:table-cell>
          <table:table-cell table:formula="of:=1/((8*[.$C51])+6)" office:value-type="float" office:value="0.00251256281407035" calcext:value-type="float">
            <text:p>0.00251256281407035</text:p>
          </table:table-cell>
          <table:table-cell/>
        </table:table-row>
      </table:table>
      <table:table table:name="Leibniz-Grégory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number-columns-repeated="3"/>
          <table:table-cell office:value-type="string" calcext:value-type="string">
            <text:p>PI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  <table:table-cell table:formula="of:=SUM([.C3:.C103])" office:value-type="float" office:value="3.15149340107099" calcext:value-type="float">
            <text:p>3.1514934010709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4*POWER(-1;[.B3])/((2*[.B3])+1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4*POWER(-1;[.B4])/((2*[.B4])+1)" office:value-type="float" office:value="-1.33333333333333" calcext:value-type="float">
            <text:p>-1.33333333333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4*POWER(-1;[.B5])/((2*[.B5])+1)" office:value-type="float" office:value="0.8" calcext:value-type="float">
            <text:p>0.8</text:p>
          </table:table-cell>
          <table:table-cell table:number-columns-repeated="3"/>
          <table:table-cell table:formula="of:=POWER(10;[.G1])" office:value-type="float" office:value="1000000000" calcext:value-type="float">
            <text:p>100000000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4*POWER(-1;[.B6])/((2*[.B6])+1)" office:value-type="float" office:value="-0.571428571428571" calcext:value-type="float">
            <text:p>-0.5714285714285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4*POWER(-1;[.B7])/((2*[.B7])+1)" office:value-type="float" office:value="0.444444444444444" calcext:value-type="float">
            <text:p>0.44444444444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4*POWER(-1;[.B8])/((2*[.B8])+1)" office:value-type="float" office:value="-0.363636363636364" calcext:value-type="float">
            <text:p>-0.363636363636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4*POWER(-1;[.B9])/((2*[.B9])+1)" office:value-type="float" office:value="0.307692307692308" calcext:value-type="float">
            <text:p>0.3076923076923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4*POWER(-1;[.B10])/((2*[.B10])+1)" office:value-type="float" office:value="-0.266666666666667" calcext:value-type="float">
            <text:p>-0.2666666666666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4*POWER(-1;[.B11])/((2*[.B11])+1)" office:value-type="float" office:value="0.235294117647059" calcext:value-type="float">
            <text:p>0.2352941176470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4*POWER(-1;[.B12])/((2*[.B12])+1)" office:value-type="float" office:value="-0.210526315789474" calcext:value-type="float">
            <text:p>-0.2105263157894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4*POWER(-1;[.B13])/((2*[.B13])+1)" office:value-type="float" office:value="0.19047619047619" calcext:value-type="float">
            <text:p>0.190476190476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4*POWER(-1;[.B14])/((2*[.B14])+1)" office:value-type="float" office:value="-0.173913043478261" calcext:value-type="float">
            <text:p>-0.173913043478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4*POWER(-1;[.B15])/((2*[.B15])+1)" office:value-type="float" office:value="0.16" calcext:value-type="float">
            <text:p>0.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4*POWER(-1;[.B16])/((2*[.B16])+1)" office:value-type="float" office:value="-0.148148148148148" calcext:value-type="float">
            <text:p>-0.1481481481481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4*POWER(-1;[.B17])/((2*[.B17])+1)" office:value-type="float" office:value="0.137931034482759" calcext:value-type="float">
            <text:p>0.1379310344827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4*POWER(-1;[.B18])/((2*[.B18])+1)" office:value-type="float" office:value="-0.129032258064516" calcext:value-type="float">
            <text:p>-0.1290322580645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4*POWER(-1;[.B19])/((2*[.B19])+1)" office:value-type="float" office:value="0.121212121212121" calcext:value-type="float">
            <text:p>0.1212121212121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4*POWER(-1;[.B20])/((2*[.B20])+1)" office:value-type="float" office:value="-0.114285714285714" calcext:value-type="float">
            <text:p>-0.1142857142857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4*POWER(-1;[.B21])/((2*[.B21])+1)" office:value-type="float" office:value="0.108108108108108" calcext:value-type="float">
            <text:p>0.1081081081081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4*POWER(-1;[.B22])/((2*[.B22])+1)" office:value-type="float" office:value="-0.102564102564103" calcext:value-type="float">
            <text:p>-0.1025641025641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4*POWER(-1;[.B23])/((2*[.B23])+1)" office:value-type="float" office:value="0.0975609756097561" calcext:value-type="float">
            <text:p>0.09756097560975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4*POWER(-1;[.B24])/((2*[.B24])+1)" office:value-type="float" office:value="-0.0930232558139535" calcext:value-type="float">
            <text:p>-0.09302325581395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4*POWER(-1;[.B25])/((2*[.B25])+1)" office:value-type="float" office:value="0.0888888888888889" calcext:value-type="float">
            <text:p>0.08888888888888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4*POWER(-1;[.B26])/((2*[.B26])+1)" office:value-type="float" office:value="-0.0851063829787234" calcext:value-type="float">
            <text:p>-0.08510638297872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4*POWER(-1;[.B27])/((2*[.B27])+1)" office:value-type="float" office:value="0.0816326530612245" calcext:value-type="float">
            <text:p>0.08163265306122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4*POWER(-1;[.B28])/((2*[.B28])+1)" office:value-type="float" office:value="-0.0784313725490196" calcext:value-type="float">
            <text:p>-0.0784313725490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4*POWER(-1;[.B29])/((2*[.B29])+1)" office:value-type="float" office:value="0.0754716981132075" calcext:value-type="float">
            <text:p>0.07547169811320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4*POWER(-1;[.B30])/((2*[.B30])+1)" office:value-type="float" office:value="-0.0727272727272727" calcext:value-type="float">
            <text:p>-0.0727272727272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4*POWER(-1;[.B31])/((2*[.B31])+1)" office:value-type="float" office:value="0.0701754385964912" calcext:value-type="float">
            <text:p>0.07017543859649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4*POWER(-1;[.B32])/((2*[.B32])+1)" office:value-type="float" office:value="-0.0677966101694915" calcext:value-type="float">
            <text:p>-0.06779661016949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4*POWER(-1;[.B33])/((2*[.B33])+1)" office:value-type="float" office:value="0.0655737704918033" calcext:value-type="float">
            <text:p>0.06557377049180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4*POWER(-1;[.B34])/((2*[.B34])+1)" office:value-type="float" office:value="-0.0634920634920635" calcext:value-type="float">
            <text:p>-0.06349206349206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4*POWER(-1;[.B35])/((2*[.B35])+1)" office:value-type="float" office:value="0.0615384615384615" calcext:value-type="float">
            <text:p>0.0615384615384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4*POWER(-1;[.B36])/((2*[.B36])+1)" office:value-type="float" office:value="-0.0597014925373134" calcext:value-type="float">
            <text:p>-0.05970149253731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4*POWER(-1;[.B37])/((2*[.B37])+1)" office:value-type="float" office:value="0.0579710144927536" calcext:value-type="float">
            <text:p>0.05797101449275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4*POWER(-1;[.B38])/((2*[.B38])+1)" office:value-type="float" office:value="-0.0563380281690141" calcext:value-type="float">
            <text:p>-0.05633802816901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4*POWER(-1;[.B39])/((2*[.B39])+1)" office:value-type="float" office:value="0.0547945205479452" calcext:value-type="float">
            <text:p>0.05479452054794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4*POWER(-1;[.B40])/((2*[.B40])+1)" office:value-type="float" office:value="-0.0533333333333333" calcext:value-type="float">
            <text:p>-0.0533333333333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4*POWER(-1;[.B41])/((2*[.B41])+1)" office:value-type="float" office:value="0.051948051948052" calcext:value-type="float">
            <text:p>0.0519480519480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4*POWER(-1;[.B42])/((2*[.B42])+1)" office:value-type="float" office:value="-0.0506329113924051" calcext:value-type="float">
            <text:p>-0.05063291139240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4*POWER(-1;[.B43])/((2*[.B43])+1)" office:value-type="float" office:value="0.0493827160493827" calcext:value-type="float">
            <text:p>0.04938271604938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4*POWER(-1;[.B44])/((2*[.B44])+1)" office:value-type="float" office:value="-0.0481927710843374" calcext:value-type="float">
            <text:p>-0.04819277108433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formula="of:=4*POWER(-1;[.B45])/((2*[.B45])+1)" office:value-type="float" office:value="0.0470588235294118" calcext:value-type="float">
            <text:p>0.04705882352941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formula="of:=4*POWER(-1;[.B46])/((2*[.B46])+1)" office:value-type="float" office:value="-0.0459770114942529" calcext:value-type="float">
            <text:p>-0.04597701149425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formula="of:=4*POWER(-1;[.B47])/((2*[.B47])+1)" office:value-type="float" office:value="0.0449438202247191" calcext:value-type="float">
            <text:p>0.04494382022471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4*POWER(-1;[.B48])/((2*[.B48])+1)" office:value-type="float" office:value="-0.043956043956044" calcext:value-type="float">
            <text:p>-0.0439560439560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formula="of:=4*POWER(-1;[.B49])/((2*[.B49])+1)" office:value-type="float" office:value="0.043010752688172" calcext:value-type="float">
            <text:p>0.0430107526881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formula="of:=4*POWER(-1;[.B50])/((2*[.B50])+1)" office:value-type="float" office:value="-0.0421052631578947" calcext:value-type="float">
            <text:p>-0.04210526315789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formula="of:=4*POWER(-1;[.B51])/((2*[.B51])+1)" office:value-type="float" office:value="0.0412371134020619" calcext:value-type="float">
            <text:p>0.04123711340206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formula="of:=4*POWER(-1;[.B52])/((2*[.B52])+1)" office:value-type="float" office:value="-0.0404040404040404" calcext:value-type="float">
            <text:p>-0.04040404040404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4*POWER(-1;[.B53])/((2*[.B53])+1)" office:value-type="float" office:value="0.0396039603960396" calcext:value-type="float">
            <text:p>0.03960396039603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formula="of:=4*POWER(-1;[.B54])/((2*[.B54])+1)" office:value-type="float" office:value="-0.0388349514563107" calcext:value-type="float">
            <text:p>-0.03883495145631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formula="of:=4*POWER(-1;[.B55])/((2*[.B55])+1)" office:value-type="float" office:value="0.0380952380952381" calcext:value-type="float">
            <text:p>0.0380952380952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formula="of:=4*POWER(-1;[.B56])/((2*[.B56])+1)" office:value-type="float" office:value="-0.0373831775700935" calcext:value-type="float">
            <text:p>-0.03738317757009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formula="of:=4*POWER(-1;[.B57])/((2*[.B57])+1)" office:value-type="float" office:value="0.036697247706422" calcext:value-type="float">
            <text:p>0.0366972477064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formula="of:=4*POWER(-1;[.B58])/((2*[.B58])+1)" office:value-type="float" office:value="-0.036036036036036" calcext:value-type="float">
            <text:p>-0.0360360360360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formula="of:=4*POWER(-1;[.B59])/((2*[.B59])+1)" office:value-type="float" office:value="0.0353982300884956" calcext:value-type="float">
            <text:p>0.03539823008849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formula="of:=4*POWER(-1;[.B60])/((2*[.B60])+1)" office:value-type="float" office:value="-0.0347826086956522" calcext:value-type="float">
            <text:p>-0.03478260869565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formula="of:=4*POWER(-1;[.B61])/((2*[.B61])+1)" office:value-type="float" office:value="0.0341880341880342" calcext:value-type="float">
            <text:p>0.03418803418803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formula="of:=4*POWER(-1;[.B62])/((2*[.B62])+1)" office:value-type="float" office:value="-0.0336134453781513" calcext:value-type="float">
            <text:p>-0.03361344537815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4*POWER(-1;[.B63])/((2*[.B63])+1)" office:value-type="float" office:value="0.0330578512396694" calcext:value-type="float">
            <text:p>0.03305785123966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formula="of:=4*POWER(-1;[.B64])/((2*[.B64])+1)" office:value-type="float" office:value="-0.032520325203252" calcext:value-type="float">
            <text:p>-0.032520325203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formula="of:=4*POWER(-1;[.B65])/((2*[.B65])+1)" office:value-type="float" office:value="0.032" calcext:value-type="float">
            <text:p>0.0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formula="of:=4*POWER(-1;[.B66])/((2*[.B66])+1)" office:value-type="float" office:value="-0.031496062992126" calcext:value-type="float">
            <text:p>-0.0314960629921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formula="of:=4*POWER(-1;[.B67])/((2*[.B67])+1)" office:value-type="float" office:value="0.0310077519379845" calcext:value-type="float">
            <text:p>0.03100775193798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4*POWER(-1;[.B68])/((2*[.B68])+1)" office:value-type="float" office:value="-0.0305343511450382" calcext:value-type="float">
            <text:p>-0.0305343511450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formula="of:=4*POWER(-1;[.B69])/((2*[.B69])+1)" office:value-type="float" office:value="0.0300751879699248" calcext:value-type="float">
            <text:p>0.03007518796992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formula="of:=4*POWER(-1;[.B70])/((2*[.B70])+1)" office:value-type="float" office:value="-0.0296296296296296" calcext:value-type="float">
            <text:p>-0.02962962962962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formula="of:=4*POWER(-1;[.B71])/((2*[.B71])+1)" office:value-type="float" office:value="0.0291970802919708" calcext:value-type="float">
            <text:p>0.0291970802919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formula="of:=4*POWER(-1;[.B72])/((2*[.B72])+1)" office:value-type="float" office:value="-0.0287769784172662" calcext:value-type="float">
            <text:p>-0.02877697841726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4*POWER(-1;[.B73])/((2*[.B73])+1)" office:value-type="float" office:value="0.0283687943262411" calcext:value-type="float">
            <text:p>0.02836879432624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formula="of:=4*POWER(-1;[.B74])/((2*[.B74])+1)" office:value-type="float" office:value="-0.027972027972028" calcext:value-type="float">
            <text:p>-0.0279720279720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formula="of:=4*POWER(-1;[.B75])/((2*[.B75])+1)" office:value-type="float" office:value="0.0275862068965517" calcext:value-type="float">
            <text:p>0.0275862068965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formula="of:=4*POWER(-1;[.B76])/((2*[.B76])+1)" office:value-type="float" office:value="-0.0272108843537415" calcext:value-type="float">
            <text:p>-0.02721088435374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formula="of:=4*POWER(-1;[.B77])/((2*[.B77])+1)" office:value-type="float" office:value="0.0268456375838926" calcext:value-type="float">
            <text:p>0.02684563758389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formula="of:=4*POWER(-1;[.B78])/((2*[.B78])+1)" office:value-type="float" office:value="-0.0264900662251656" calcext:value-type="float">
            <text:p>-0.02649006622516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formula="of:=4*POWER(-1;[.B79])/((2*[.B79])+1)" office:value-type="float" office:value="0.0261437908496732" calcext:value-type="float">
            <text:p>0.02614379084967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formula="of:=4*POWER(-1;[.B80])/((2*[.B80])+1)" office:value-type="float" office:value="-0.0258064516129032" calcext:value-type="float">
            <text:p>-0.02580645161290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formula="of:=4*POWER(-1;[.B81])/((2*[.B81])+1)" office:value-type="float" office:value="0.0254777070063694" calcext:value-type="float">
            <text:p>0.02547770700636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formula="of:=4*POWER(-1;[.B82])/((2*[.B82])+1)" office:value-type="float" office:value="-0.0251572327044025" calcext:value-type="float">
            <text:p>-0.02515723270440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4*POWER(-1;[.B83])/((2*[.B83])+1)" office:value-type="float" office:value="0.0248447204968944" calcext:value-type="float">
            <text:p>0.02484472049689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formula="of:=4*POWER(-1;[.B84])/((2*[.B84])+1)" office:value-type="float" office:value="-0.0245398773006135" calcext:value-type="float">
            <text:p>-0.02453987730061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formula="of:=4*POWER(-1;[.B85])/((2*[.B85])+1)" office:value-type="float" office:value="0.0242424242424242" calcext:value-type="float">
            <text:p>0.02424242424242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formula="of:=4*POWER(-1;[.B86])/((2*[.B86])+1)" office:value-type="float" office:value="-0.0239520958083832" calcext:value-type="float">
            <text:p>-0.02395209580838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formula="of:=4*POWER(-1;[.B87])/((2*[.B87])+1)" office:value-type="float" office:value="0.0236686390532544" calcext:value-type="float">
            <text:p>0.02366863905325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formula="of:=4*POWER(-1;[.B88])/((2*[.B88])+1)" office:value-type="float" office:value="-0.0233918128654971" calcext:value-type="float">
            <text:p>-0.02339181286549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formula="of:=4*POWER(-1;[.B89])/((2*[.B89])+1)" office:value-type="float" office:value="0.023121387283237" calcext:value-type="float">
            <text:p>0.0231213872832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formula="of:=4*POWER(-1;[.B90])/((2*[.B90])+1)" office:value-type="float" office:value="-0.0228571428571429" calcext:value-type="float">
            <text:p>-0.02285714285714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formula="of:=4*POWER(-1;[.B91])/((2*[.B91])+1)" office:value-type="float" office:value="0.0225988700564972" calcext:value-type="float">
            <text:p>0.02259887005649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formula="of:=4*POWER(-1;[.B92])/((2*[.B92])+1)" office:value-type="float" office:value="-0.0223463687150838" calcext:value-type="float">
            <text:p>-0.02234636871508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4*POWER(-1;[.B93])/((2*[.B93])+1)" office:value-type="float" office:value="0.0220994475138122" calcext:value-type="float">
            <text:p>0.02209944751381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formula="of:=4*POWER(-1;[.B94])/((2*[.B94])+1)" office:value-type="float" office:value="-0.0218579234972678" calcext:value-type="float">
            <text:p>-0.02185792349726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formula="of:=4*POWER(-1;[.B95])/((2*[.B95])+1)" office:value-type="float" office:value="0.0216216216216216" calcext:value-type="float">
            <text:p>0.02162162162162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formula="of:=4*POWER(-1;[.B96])/((2*[.B96])+1)" office:value-type="float" office:value="-0.0213903743315508" calcext:value-type="float">
            <text:p>-0.02139037433155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formula="of:=4*POWER(-1;[.B97])/((2*[.B97])+1)" office:value-type="float" office:value="0.0211640211640212" calcext:value-type="float">
            <text:p>0.02116402116402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formula="of:=4*POWER(-1;[.B98])/((2*[.B98])+1)" office:value-type="float" office:value="-0.0209424083769634" calcext:value-type="float">
            <text:p>-0.02094240837696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formula="of:=4*POWER(-1;[.B99])/((2*[.B99])+1)" office:value-type="float" office:value="0.0207253886010363" calcext:value-type="float">
            <text:p>0.0207253886010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formula="of:=4*POWER(-1;[.B100])/((2*[.B100])+1)" office:value-type="float" office:value="-0.0205128205128205" calcext:value-type="float">
            <text:p>-0.02051282051282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formula="of:=4*POWER(-1;[.B101])/((2*[.B101])+1)" office:value-type="float" office:value="0.0203045685279188" calcext:value-type="float">
            <text:p>0.020304568527918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formula="of:=4*POWER(-1;[.B102])/((2*[.B102])+1)" office:value-type="float" office:value="-0.0201005025125628" calcext:value-type="float">
            <text:p>-0.02010050251256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4*POWER(-1;[.B103])/((2*[.B103])+1)" office:value-type="float" office:value="0.0199004975124378" calcext:value-type="float">
            <text:p>0.01990049751243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formula="of:=4*POWER(-1;[.B104])/((2*[.B104])+1)" office:value-type="float" office:value="-0.0197044334975369" calcext:value-type="float">
            <text:p>-0.01970443349753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0" number:min-decimal-places="20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09:27.532460102</meta:creation-date>
    <dc:date>2023-08-08T15:34:32.482618113</dc:date>
    <meta:editing-duration>PT6H20M51S</meta:editing-duration>
    <meta:editing-cycles>6</meta:editing-cycles>
    <meta:generator>LibreOffice/7.4.7.2$Linux_X86_64 LibreOffice_project/40$Build-2</meta:generator>
    <meta:document-statistic meta:table-count="2" meta:cell-count="562" meta:object-count="0"/>
  </office:meta>
</office:document-meta>
</file>